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100" manifest:media-type="application/vnd.sun.star.oleobject"/>
  <manifest:file-entry manifest:full-path="ObjectReplacements/Obj100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Helvetica, Verdana, Arial, sans-serif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7.201cm" table:align="margins" style:writing-mode="lr-tb"/>
    </style:style>
    <style:style style:name="Table5.A" style:family="table-column">
      <style:table-column-properties style:column-width="17.201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01cm" table:align="margins" style:writing-mode="lr-tb"/>
    </style:style>
    <style:style style:name="Table1.A" style:family="table-column">
      <style:table-column-properties style:column-width="17.201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62cm" table:align="center" style:writing-mode="lr-tb"/>
    </style:style>
    <style:style style:name="Table3.A" style:family="table-column">
      <style:table-column-properties style:column-width="4.81cm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191cm" fo:padding-right="0.191cm" fo:padding-top="0cm" fo:padding-bottom="0cm" fo:border="0.5pt solid #00000a"/>
    </style:style>
    <style:style style:name="Table3.B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4" style:family="table">
      <style:table-properties style:width="17.189cm" fo:margin-left="-0.102cm" table:align="left" style:writing-mode="lr-tb"/>
    </style:style>
    <style:style style:name="Table4.A" style:family="table-column">
      <style:table-column-properties style:column-width="4.452cm"/>
    </style:style>
    <style:style style:name="Table4.B" style:family="table-column">
      <style:table-column-properties style:column-width="3.958cm"/>
    </style:style>
    <style:style style:name="Table4.C" style:family="table-column">
      <style:table-column-properties style:column-width="3.771cm"/>
    </style:style>
    <style:style style:name="Table4.D" style:family="table-column">
      <style:table-column-properties style:column-width="5.008cm"/>
    </style:style>
    <style:style style:name="Table4.1" style:family="table-row">
      <style:table-row-properties style:min-row-height="0.808cm"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2" style:family="table-row">
      <style:table-row-properties style:min-row-height="0.252cm" fo:keep-together="auto"/>
    </style:style>
    <style:style style:name="Table7" style:family="table">
      <style:table-properties style:width="14.882cm" fo:margin-left="0.31cm" table:align="left" style:writing-mode="lr-tb"/>
    </style:style>
    <style:style style:name="Table7.A" style:family="table-column">
      <style:table-column-properties style:column-width="14.882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16.633cm" fo:margin-left="-0.123cm" table:align="left" style:writing-mode="lr-tb"/>
    </style:style>
    <style:style style:name="Table8.A" style:family="table-column">
      <style:table-column-properties style:column-width="3.729cm"/>
    </style:style>
    <style:style style:name="Table8.B" style:family="table-column">
      <style:table-column-properties style:column-width="12.905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5.25pt double #808080" fo:border-right="4.5pt double #808080" fo:border-top="5.25pt double #808080" fo:border-bottom="4.5pt double #808080">
        <style:background-image/>
      </style:table-cell-properties>
    </style:style>
    <style:style style:name="Table8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4.5pt double #808080" fo:border-right="5.25pt double #808080" fo:border-top="5.25pt double #808080" fo:border-bottom="4.5pt double #808080"/>
    </style:style>
    <style:style style:name="Table8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5.25pt double #808080" fo:border-right="4.5pt double #808080" fo:border-top="4.5pt double #808080" fo:border-bottom="4.5pt double #808080">
        <style:background-image/>
      </style:table-cell-properties>
    </style:style>
    <style:style style:name="Table8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4.5pt double #808080" fo:border-right="5.25pt double #808080" fo:border-top="4.5pt double #808080" fo:border-bottom="4.5pt double #808080"/>
    </style:style>
    <style:style style:name="Table8.3" style:family="table-row">
      <style:table-row-properties style:min-row-height="1.427cm" fo:keep-together="auto"/>
    </style:style>
    <style:style style:name="Table8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5.25pt double #808080" fo:border-right="4.5pt double #808080" fo:border-top="none" fo:border-bottom="4.5pt double #808080">
        <style:background-image/>
      </style:table-cell-properties>
    </style:style>
    <style:style style:name="Table8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e8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e8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e8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e8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e8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e8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4.5pt double #808080" fo:border-right="5.25pt double #808080" fo:border-top="none" fo:border-bottom="4.5pt double #808080"/>
    </style:style>
    <style:style style:name="Table8.B10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4.5pt double #808080" fo:border-right="5.25pt double #808080" fo:border-top="4.5pt double #808080" fo:border-bottom="4.5pt double #808080"/>
    </style:style>
    <style:style style:name="P1" style:family="paragraph" style:parent-style-name="List_20_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2" style:family="paragraph" style:parent-style-name="List_20_Paragraph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3" style:family="paragraph" style:parent-style-name="List_20_Paragraph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4" style:family="paragraph" style:parent-style-name="List_20_Paragraph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0.501cm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paragraph-rsid="000298be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6" style:family="paragraph" style:parent-style-name="Frame_20_contents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ff0000" style:font-name="Arial1" fo:font-size="10pt" fo:language="en" fo:country="US" style:text-underline-style="none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17" style:family="paragraph" style:parent-style-name="Normal">
      <style:paragraph-properties fo:margin-left="0cm" fo:margin-right="0cm" fo:margin-top="0.106cm" fo:margin-bottom="0.106cm" style:contextual-spacing="false" fo:text-align="justify" style:justify-single-word="false" fo:text-indent="0cm" style:auto-text-indent="false" style:text-autospace="none">
        <style:tab-stops>
          <style:tab-stop style:position="0.06cm"/>
          <style:tab-stop style:position="0.702cm"/>
        </style:tab-stops>
      </style:paragraph-properties>
    </style:style>
    <style:style style:name="P18" style:family="paragraph" style:parent-style-name="Footer">
      <style:paragraph-properties fo:padding="0cm" fo:border="none"/>
    </style:style>
    <style:style style:name="P19" style:family="paragraph" style:parent-style-name="Body_20_Text_20_3">
      <style:paragraph-properties fo:text-align="center" style:justify-single-word="false" fo:padding="0cm" fo:border="none"/>
      <style:text-properties style:font-name="Arial1" fo:font-size="5pt" style:font-size-asian="5pt" style:font-name-complex="Arial2" style:font-size-complex="5pt"/>
    </style:style>
    <style:style style:name="P20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24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2" style:font-size-complex="10pt"/>
    </style:style>
    <style:style style:name="P25" style:family="paragraph" style:parent-style-name="Standard">
      <style:text-properties style:font-name="Arial1" fo:font-size="10pt" style:font-size-asian="10pt" style:language-asian="pt" style:country-asian="BR" style:font-name-complex="Arial2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27" style:family="paragraph" style:parent-style-name="Standard">
      <style:text-properties style:font-name="Arial1" fo:font-size="10pt" style:font-size-asian="10pt" style:language-asian="pt" style:country-asian="BR" style:font-name-complex="Arial2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1" fo:font-size="10pt" fo:language="en" fo:country="US" style:font-size-asian="10pt" style:font-name-complex="Arial2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31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5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41" style:family="paragraph" style:parent-style-name="Standard"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42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</style:style>
    <style:style style:name="P45" style:family="paragraph" style:parent-style-name="Standard">
      <style:paragraph-properties>
        <style:tab-stops>
          <style:tab-stop style:position="16.986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ff0000" style:font-name="Arial1" fo:font-size="10pt" style:font-size-asian="10pt" style:font-name-complex="Arial2" style:font-size-complex="10pt"/>
    </style:style>
    <style:style style:name="P47" style:family="paragraph" style:parent-style-name="Standard">
      <style:text-properties fo:color="#ff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48" style:family="paragraph" style:parent-style-name="Standard">
      <style:text-properties fo:color="#000000" style:font-name="Arial1" fo:font-size="10pt" style:font-size-asian="10pt" style:font-name-complex="Arial2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font-size-asian="10pt" style:language-asian="pt" style:country-asian="BR" style:font-name-complex="Arial2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font-size-asian="10pt" style:font-name-complex="Arial2" style:font-size-complex="10pt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10pt" style:font-weight-complex="normal"/>
    </style:style>
    <style:style style:name="P54" style:family="paragraph" style:parent-style-name="Standard">
      <style:text-properties fo:font-size="10pt" style:font-size-asian="10pt" style:font-size-complex="10pt"/>
    </style:style>
    <style:style style:name="P55" style:family="paragraph" style:parent-style-name="Standard">
      <style:paragraph-properties fo:text-align="start" style:justify-single-word="false"/>
    </style:style>
    <style:style style:name="P56" style:family="paragraph" style:parent-style-name="Standard">
      <style:paragraph-properties fo:margin-left="1.501cm" fo:margin-right="0cm" fo:text-align="justify" style:justify-single-word="false" fo:text-indent="-1.501cm" style:auto-text-indent="false"/>
    </style:style>
    <style:style style:name="P57" style:family="paragraph" style:parent-style-name="Standard">
      <style:paragraph-properties fo:margin-top="0.106cm" fo:margin-bottom="0.106cm" style:contextual-spacing="false" fo:text-align="center" style:justify-single-word="false"/>
      <style:text-properties style:font-name="Arial1" fo:font-size="10pt" style:font-size-asian="10pt" style:font-name-complex="Arial2" style:font-size-complex="10pt"/>
    </style:style>
    <style:style style:name="P58" style:family="paragraph" style:parent-style-name="Standard">
      <style:paragraph-properties fo:margin-top="0.106cm" fo:margin-bottom="0.106cm" style:contextual-spacing="false" fo:text-align="justify" style:justify-single-word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59" style:family="paragraph" style:parent-style-name="Standard">
      <style:paragraph-properties fo:margin-top="0.106cm" fo:margin-bottom="0.106cm" style:contextual-spacing="false" fo:text-align="justify" style:justify-single-word="false"/>
    </style:style>
    <style:style style:name="P60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fo:text-transform="uppercase" style:font-name="Arial1" fo:font-size="10pt" fo:font-weight="bold" style:font-size-asian="10pt" style:font-weight-asian="bold" style:font-name-complex="Arial2" style:font-size-complex="10pt"/>
    </style:style>
    <style:style style:name="P61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fo:text-transform="uppercase" style:font-name="Arial1" fo:font-size="10pt" fo:font-weight="bold" style:font-size-asian="10pt" style:font-weight-asian="bold" style:font-name-complex="Arial2" style:font-size-complex="10pt"/>
    </style:style>
    <style:style style:name="P62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63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64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65" style:family="paragraph" style:parent-style-name="Footer">
      <style:paragraph-properties fo:margin-left="0cm" fo:margin-right="-0.002cm" fo:text-align="justify" style:justify-single-word="false" fo:text-indent="0cm" style:auto-text-indent="false">
        <style:tab-stops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66" style:family="paragraph" style:parent-style-name="Standard">
      <style:paragraph-properties fo:margin-left="0cm" fo:margin-right="-0.513cm" fo:line-height="0.423cm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7" style:family="paragraph" style:parent-style-name="Standard">
      <style:paragraph-properties fo:margin-left="0cm" fo:margin-right="-0.513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8" style:family="paragraph" style:parent-style-name="Standard">
      <style:paragraph-properties fo:margin-left="0cm" fo:margin-right="-0.513cm" fo:line-height="0.423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69" style:family="paragraph" style:parent-style-name="Standard">
      <style:paragraph-properties fo:margin-left="0cm" fo:margin-right="-0.513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7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71" style:family="paragraph" style:parent-style-name="Standard">
      <style:paragraph-properties fo:margin-left="0.635cm" fo:margin-right="-0.513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72" style:family="paragraph" style:parent-style-name="Standard">
      <style:paragraph-properties fo:margin-top="0.212cm" fo:margin-bottom="0.212cm" style:contextual-spacing="false" fo:text-align="justify" style:justify-single-word="false"/>
    </style:style>
    <style:style style:name="P73" style:family="paragraph" style:parent-style-name="Standard">
      <style:paragraph-properties fo:margin-top="0.212cm" fo:margin-bottom="0.212cm" style:contextual-spacing="false"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P74" style:family="paragraph" style:parent-style-name="Standard">
      <style:paragraph-properties fo:margin-top="0.212cm" fo:margin-bottom="0.212cm" style:contextual-spacing="false" fo:text-align="justify" style:justify-single-word="false"/>
      <style:text-properties style:font-name="Arial1" fo:font-size="10pt" style:text-underline-style="solid" style:text-underline-width="auto" style:text-underline-color="font-color" style:font-size-asian="10pt" style:font-name-complex="Arial2" style:font-size-complex="10pt" style:font-style-complex="italic"/>
    </style:style>
    <style:style style:name="P75" style:family="paragraph" style:parent-style-name="Standard">
      <style:paragraph-properties fo:margin-top="0.212cm" fo:margin-bottom="0.212cm" style:contextual-spacing="false"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76" style:family="paragraph" style:parent-style-name="Standard">
      <style:paragraph-properties fo:margin-top="0.212cm" fo:margin-bottom="0.212cm" style:contextual-spacing="false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P77" style:family="paragraph" style:parent-style-name="Standard">
      <style:paragraph-properties fo:margin-top="0.049cm" fo:margin-bottom="0.106cm" style:contextual-spacing="false" fo:text-align="justify" style:justify-single-word="false"/>
    </style:style>
    <style:style style:name="P78" style:family="paragraph" style:parent-style-name="Standard">
      <style:paragraph-properties fo:margin-top="0.049cm" fo:margin-bottom="0.106cm" style:contextual-spacing="false"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79" style:family="paragraph" style:parent-style-name="Standard">
      <style:paragraph-properties fo:margin-top="0.049cm" fo:margin-bottom="0.106cm" style:contextual-spacing="false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80" style:family="paragraph" style:parent-style-name="Standard">
      <style:paragraph-properties fo:margin-top="0.049cm" fo:margin-bottom="0.106cm" style:contextual-spacing="false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81" style:family="paragraph" style:parent-style-name="Standard">
      <style:paragraph-properties fo:margin-top="0.049cm" fo:margin-bottom="0.049cm" style:contextual-spacing="false"/>
      <style:text-properties style:font-name="Arial1" fo:font-size="10pt" style:font-size-asian="10pt" style:font-name-complex="Arial2" style:font-size-complex="10pt"/>
    </style:style>
    <style:style style:name="P82" style:family="paragraph" style:parent-style-name="Frame_20_contents">
      <style:paragraph-properties fo:text-align="start" style:justify-single-word="false"/>
    </style:style>
    <style:style style:name="P83" style:family="paragraph" style:parent-style-name="Frame_20_contents"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P84" style:family="paragraph" style:parent-style-name="Frame_20_contents">
      <style:paragraph-properties fo:text-align="center" style:justify-single-word="false"/>
      <style:text-properties style:font-name="Tahoma" fo:font-size="7pt" fo:font-weight="bold" style:font-size-asian="7pt" style:font-weight-asian="bold" style:font-name-complex="Tahoma1" style:font-weight-complex="bold"/>
    </style:style>
    <style:style style:name="P85" style:family="paragraph" style:parent-style-name="Heading_20_1">
      <style:text-properties style:font-name="Arial1" fo:font-size="10pt" fo:language="en" fo:country="US" style:font-size-asian="10pt" style:font-name-complex="Arial2" style:font-size-complex="10pt"/>
    </style:style>
    <style:style style:name="P86" style:family="paragraph" style:parent-style-name="Title">
      <style:paragraph-properties fo:text-align="start" style:justify-single-word="false"/>
      <style:text-properties fo:text-transform="uppercase" fo:font-size="10pt" fo:language="pt" fo:country="BR" style:font-size-asian="10pt"/>
    </style:style>
    <style:style style:name="P87" style:family="paragraph" style:parent-style-name="Title"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P88" style:family="paragraph" style:parent-style-name="Title">
      <style:paragraph-properties fo:text-align="start" style:justify-single-word="false"/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P89" style:family="paragraph" style:parent-style-name="Title">
      <style:text-properties fo:text-transform="uppercase" style:font-name="Arial1" fo:font-size="10pt" fo:font-style="normal" style:font-size-asian="10pt" style:font-style-asian="normal" style:font-name-complex="Arial2" style:font-size-complex="10pt"/>
    </style:style>
    <style:style style:name="P90" style:family="paragraph" style:parent-style-name="Normal">
      <style:paragraph-properties fo:text-align="justify" style:justify-single-word="false" style:text-autospace="none"/>
      <style:text-properties style:font-name="Arial1" fo:font-size="10pt" style:font-size-asian="10pt" style:font-name-complex="Arial2" style:font-size-complex="10pt"/>
    </style:style>
    <style:style style:name="P91" style:family="paragraph" style:parent-style-name="Normal">
      <style:paragraph-properties fo:text-align="justify" style:justify-single-word="false" style:text-autospace="none">
        <style:tab-stops>
          <style:tab-stop style:position="16.986cm" style:type="right" style:leader-style="dotted" style:leader-text=".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92" style:family="paragraph" style:parent-style-name="Normal">
      <style:paragraph-properties fo:text-align="justify" style:justify-single-word="false" style:text-autospace="none">
        <style:tab-stops>
          <style:tab-stop style:position="0.751cm"/>
        </style:tab-stops>
      </style:paragraph-properties>
      <style:text-properties style:font-name="Arial1" style:font-name-complex="Arial2"/>
    </style:style>
    <style:style style:name="P93" style:family="paragraph" style:parent-style-name="Normal">
      <style:paragraph-properties fo:text-align="justify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94" style:family="paragraph" style:parent-style-name="Normal">
      <style:paragraph-properties fo:text-align="justify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5" style:family="paragraph" style:parent-style-name="Normal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96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97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ff0000" style:font-name="Arial" fo:font-size="10pt" style:font-size-asian="10pt" style:font-name-complex="Arial" style:font-size-complex="10pt"/>
    </style:style>
    <style:style style:name="P98" style:family="paragraph" style:parent-style-name="Normal">
      <style:paragraph-properties fo:text-align="justify" style:justify-single-word="false" style:text-autospace="none"/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P99" style:family="paragraph" style:parent-style-name="Standard">
      <style:paragraph-properties fo:margin-left="0.032cm" fo:margin-right="0cm" fo:text-align="center" style:justify-single-word="false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00" style:family="paragraph" style:parent-style-name="Standard">
      <style:paragraph-properties fo:margin-left="0cm" fo:margin-right="1.05cm" fo:line-height="115%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101" style:family="paragraph" style:parent-style-name="Standard">
      <style:paragraph-properties fo:margin-left="0cm" fo:margin-right="0.011cm" fo:line-height="0.42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02" style:family="paragraph" style:parent-style-name="Standard">
      <style:paragraph-properties fo:line-height="0.423cm" fo:hyphenation-ladder-count="no-limit" fo:padding-left="0.106cm" fo:padding-right="0.106cm" fo:padding-top="0.071cm" fo:padding-bottom="0.106cm" fo:border="0.74pt solid #00000a">
        <style:tab-stops>
          <style:tab-stop style:position="-1.27cm"/>
        </style:tab-stops>
      </style:paragraph-properties>
      <style:text-properties style:font-name="Arial1" fo:font-size="10pt" fo:language="pt" fo:country="BR" style:font-size-asian="10pt" style:font-name-complex="Arial2" style:font-size-complex="10pt" fo:hyphenate="false" fo:hyphenation-remain-char-count="2" fo:hyphenation-push-char-count="2"/>
    </style:style>
    <style:style style:name="P103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style:font-name="Arial1" fo:font-size="10pt" fo:language="pt" fo:country="BR" style:font-size-asian="10pt" style:font-name-complex="Arial2" style:font-size-complex="10pt"/>
    </style:style>
    <style:style style:name="P104" style:family="paragraph" style:parent-style-name="Standard">
      <style:paragraph-properties fo:margin-left="0.25cm" fo:margin-right="0cm" fo:margin-top="0.212cm" fo:margin-bottom="0.212cm" style:contextual-spacing="false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105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106" style:family="paragraph" style:parent-style-name="Body_20_Text_20_3">
      <style:paragraph-properties fo:text-align="center" style:justify-single-word="false"/>
      <style:text-properties style:font-name="Arial1" style:font-name-complex="Arial2" style:font-weight-complex="bold"/>
    </style:style>
    <style:style style:name="P107" style:family="paragraph" style:parent-style-name="Standard">
      <style:paragraph-properties fo:margin-left="0.101cm" fo:margin-right="0.101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108" style:family="paragraph" style:parent-style-name="Standard">
      <style:paragraph-properties fo:margin-left="0.101cm" fo:margin-right="0.101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09" style:family="paragraph" style:parent-style-name="Standard">
      <style:paragraph-properties fo:margin-left="0.101cm" fo:margin-right="0.101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110" style:family="paragraph" style:parent-style-name="Standard">
      <style:paragraph-properties fo:margin-left="0.101cm" fo:margin-right="0.101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11" style:family="paragraph" style:parent-style-name="Standard">
      <style:paragraph-properties fo:margin-left="0.101cm" fo:margin-right="0.101cm" fo:margin-top="0cm" fo:margin-bottom="0cm" style:contextual-spacing="false" fo:line-height="100%" fo:text-align="justify" style:justify-single-word="false" fo:text-indent="0cm" style:auto-text-indent="false"/>
      <style:text-properties style:font-name="Arial1" fo:font-size="10pt" fo:background-color="transparent" style:font-size-asian="10pt" style:font-name-complex="Arial2" style:font-size-complex="10pt"/>
    </style:style>
    <style:style style:name="P112" style:family="paragraph" style:parent-style-name="Standard">
      <style:paragraph-properties fo:margin-left="0.101cm" fo:margin-right="0.101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size-asian="10pt" style:font-name-complex="Arial2" style:font-size-complex="10pt"/>
    </style:style>
    <style:style style:name="P113" style:family="paragraph" style:parent-style-name="Standard">
      <style:paragraph-properties fo:margin-left="0.101cm" fo:margin-right="0.101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114" style:family="paragraph" style:parent-style-name="Standard">
      <style:paragraph-properties fo:margin-left="0.101cm" fo:margin-right="0.10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15" style:family="paragraph" style:parent-style-name="Standard">
      <style:paragraph-properties fo:margin-left="0.101cm" fo:margin-right="0.10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116" style:family="paragraph" style:parent-style-name="Standard">
      <style:paragraph-properties fo:margin-left="0.101cm" fo:margin-right="0.10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117" style:family="paragraph" style:parent-style-name="Normal_20__28_Web_29_">
      <style:paragraph-properties fo:margin-left="0.101cm" fo:margin-right="0.101cm" fo:margin-top="0.049cm" fo:margin-bottom="0.049cm" style:contextual-spacing="false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18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19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2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background-color="transparent"/>
    </style:style>
    <style:style style:name="P1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style:font-name="Arial1" fo:font-size="10pt" fo:language="en" fo:country="US" style:font-size-asian="10pt" style:language-asian="pt" style:country-asian="BR" style:font-name-complex="Arial2" style:font-size-complex="10pt" style:font-weight-complex="bold"/>
    </style:style>
    <style:style style:name="P12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officeooo:paragraph-rsid="000298be"/>
    </style:style>
    <style:style style:name="P124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125" style:family="paragraph" style:parent-style-name="Standard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26" style:family="paragraph" style:parent-style-name="Standard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fo:background-color="transparent"/>
    </style:style>
    <style:style style:name="P127" style:family="paragraph" style:parent-style-name="Standard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128" style:family="paragraph" style:parent-style-name="Heading_20_1">
      <style:paragraph-properties fo:margin-left="2.401cm" fo:margin-right="0cm" fo:text-align="start" style:justify-single-word="false" fo:text-indent="-2.401cm" style:auto-text-indent="false"/>
      <style:text-properties fo:color="#000000" style:font-name="Arial1" fo:font-size="10pt" style:font-size-asian="10pt" style:font-name-complex="Arial2" style:font-size-complex="10pt"/>
    </style:style>
    <style:style style:name="P129" style:family="paragraph" style:parent-style-name="Heading_20_1">
      <style:paragraph-properties fo:margin-left="2.401cm" fo:margin-right="0cm" fo:text-align="start" style:justify-single-word="false" fo:text-indent="-2.401cm" style:auto-text-indent="false"/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30" style:family="paragraph" style:parent-style-name="Normal">
      <style:paragraph-properties fo:margin-left="0cm" fo:margin-right="0.258cm" fo:margin-top="0cm" fo:margin-bottom="0cm" style:contextual-spacing="false" fo:text-align="justify" style:justify-single-word="false" fo:text-indent="0cm" style:auto-text-indent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1" style:family="paragraph" style:parent-style-name="Normal">
      <style:paragraph-properties fo:margin-left="0cm" fo:margin-right="0.258cm" fo:text-align="justify" style:justify-single-word="false" fo:text-indent="0cm" style:auto-text-indent="false"/>
    </style:style>
    <style:style style:name="P132" style:family="paragraph" style:parent-style-name="Normal">
      <style:paragraph-properties fo:margin-left="0.168cm" fo:margin-right="0cm" fo:margin-top="0.106cm" fo:margin-bottom="0.106cm" style:contextual-spacing="false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</style:style>
    <style:style style:name="P133" style:family="paragraph" style:parent-style-name="Standard">
      <style:paragraph-properties fo:margin-left="0cm" fo:margin-right="0.10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34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135" style:family="paragraph" style:parent-style-name="Standard" style:list-style-name="WWNum13">
      <style:paragraph-properties fo:margin-left="0.501cm" fo:margin-right="-0.513cm" fo:text-align="justify" style:justify-single-word="false" fo:text-indent="-0.501cm" style:auto-text-indent="false">
        <style:tab-stops>
          <style:tab-stop style:position="0.501cm"/>
        </style:tab-stops>
      </style:paragraph-properties>
    </style:style>
    <style:style style:name="P136" style:family="paragraph" style:parent-style-name="Standard" style:list-style-name="WWNum13">
      <style:paragraph-properties fo:margin-left="0.501cm" fo:margin-right="-0.513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137" style:family="paragraph" style:parent-style-name="Standard" style:list-style-name="WWNum13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  <style:text-properties style:font-name="Arial1" fo:font-size="10pt" style:font-size-asian="10pt" style:language-asian="pt" style:country-asian="BR" style:font-name-complex="Arial2" style:font-size-complex="10pt"/>
    </style:style>
    <style:style style:name="P138" style:family="paragraph" style:parent-style-name="Standard" style:list-style-name="WWNum14">
      <style:paragraph-properties fo:margin-left="0.501cm" fo:margin-right="0cm" fo:text-align="justify" style:justify-single-word="false" fo:text-indent="-0.501cm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139" style:family="paragraph" style:parent-style-name="Standard" style:list-style-name="WWNum15">
      <style:paragraph-properties fo:margin-left="0.501cm" fo:margin-right="0cm" fo:text-align="justify" style:justify-single-word="false" fo:text-indent="-0.501cm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140" style:family="paragraph" style:parent-style-name="Standard" style:list-style-name="WWNum14">
      <style:paragraph-properties fo:margin-left="0.501cm" fo:margin-right="0cm" fo:text-align="justify" style:justify-single-word="false" fo:text-indent="-0.501cm" style:auto-text-indent="false"/>
    </style:style>
    <style:style style:name="P141" style:family="paragraph" style:parent-style-name="Standard" style:list-style-name="WWNum18">
      <style:paragraph-properties fo:margin-left="0.501cm" fo:margin-right="0cm" fo:margin-top="0.106cm" fo:margin-bottom="0.106cm" style:contextual-spacing="false" fo:text-align="justify" style:justify-single-word="false" fo:text-indent="-0.501cm" style:auto-text-indent="false"/>
    </style:style>
    <style:style style:name="P142" style:family="paragraph" style:parent-style-name="Standard">
      <style:paragraph-properties fo:margin-left="0cm" fo:margin-right="0.10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normal" officeooo:paragraph-rsid="000298be" fo:background-color="transparent" style:font-size-asian="10pt" style:font-weight-asian="normal" style:font-name-complex="Arial2" style:font-size-complex="10pt" style:font-weight-complex="normal"/>
    </style:style>
    <style:style style:name="P143" style:family="paragraph" style:parent-style-name="Standard">
      <style:paragraph-properties fo:margin-left="0cm" fo:margin-right="0.10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officeooo:paragraph-rsid="000298be" fo:background-color="transparent" style:font-size-asian="10pt" style:font-weight-asian="bold" style:font-name-complex="Arial2" style:font-size-complex="10pt" style:font-weight-complex="normal"/>
    </style:style>
    <style:style style:name="P144" style:family="paragraph" style:parent-style-name="Standard">
      <style:paragraph-properties fo:margin-left="0cm" fo:margin-right="0.101cm" fo:margin-top="0cm" fo:margin-bottom="0cm" style:contextual-spacing="false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145" style:family="paragraph" style:parent-style-name="Standard">
      <style:paragraph-properties fo:margin-left="0cm" fo:margin-right="0.101cm" fo:margin-top="0cm" fo:margin-bottom="0cm" style:contextual-spacing="false" fo:line-height="100%" fo:text-indent="0cm" style:auto-text-indent="false">
        <style:tab-stops>
          <style:tab-stop style:position="10.075cm" style:leader-style="dotted" style:leader-text=".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146" style:family="paragraph" style:parent-style-name="Standard" style:list-style-name="WWNum17">
      <style:paragraph-properties fo:margin-left="0.25cm" fo:margin-right="0cm" fo:margin-top="0.212cm" fo:margin-bottom="0.212cm" style:contextual-spacing="false" fo:text-align="justify" style:justify-single-word="false" fo:text-indent="-0.25cm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14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10pt" style:text-underline-style="none" fo:font-weight="normal" officeooo:paragraph-rsid="0002c27e" style:font-size-asian="10pt" style:font-weight-asian="normal" style:font-size-complex="10pt" style:font-weight-complex="normal"/>
    </style:style>
    <style:style style:name="P1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officeooo:paragraph-rsid="0002c27e" fo:background-color="transparent" style:font-size-asian="10pt" style:font-weight-asian="normal" style:font-name-complex="Arial2" style:font-size-complex="10pt" style:font-weight-complex="normal"/>
    </style:style>
    <style:style style:name="P149" style:family="paragraph" style:parent-style-name="Standard">
      <style:paragraph-properties fo:margin-left="0cm" fo:margin-right="0.31cm" fo:margin-top="0.049cm" fo:margin-bottom="0.049cm" style:contextual-spacing="false" fo:line-height="100%" fo:text-align="justify" style:justify-single-word="false" fo:text-indent="0cm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150" style:family="paragraph" style:parent-style-name="Footer">
      <style:paragraph-properties fo:padding="0cm" fo:border="none"/>
    </style:style>
    <style:style style:name="P151" style:family="paragraph" style:parent-style-name="List_20_Paragraph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152" style:family="paragraph" style:parent-style-name="Normal">
      <style:paragraph-properties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53" style:family="paragraph">
      <style:paragraph-properties fo:text-align="center"/>
    </style:style>
    <style:style style:name="T1" style:family="text"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T2" style:family="text"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T3" style:family="text">
      <style:text-properties fo:color="#000000" style:font-name="Arial1" fo:font-size="10pt" style:font-size-asian="10pt" style:font-name-complex="Arial2" style:font-size-complex="10pt" style:font-weight-complex="bold"/>
    </style:style>
    <style:style style:name="T4" style:family="text"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T5" style:family="text">
      <style:text-properties fo:color="#000000" style:font-name="Arial1" fo:font-size="10pt" fo:language="en" fo:country="US" style:font-size-asian="10pt" style:font-name-complex="Arial2" style:font-size-complex="10pt"/>
    </style:style>
    <style:style style:name="T6" style:family="text"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/>
    </style:style>
    <style:style style:name="T7" style:family="text"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8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9" style:family="text">
      <style:text-properties fo:color="#000000" style:font-name="Arial1" fo:font-size="10pt" fo:language="pt" fo:country="BR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11" style:family="text">
      <style:text-properties fo:color="#000000" style:font-name="Arial1" fo:font-size="10pt" fo:language="pt" fo:country="BR" fo:font-style="italic" style:text-underline-style="none" fo:font-weight="normal" fo:background-color="#94bd5e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12" style:family="text">
      <style:text-properties fo:color="#000000" style:font-name="Arial1" fo:font-size="10pt" fo:language="es" fo:country="PY" fo:font-style="italic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13" style:family="text">
      <style:text-properties fo:color="#000000" style:font-name="Arial1" fo:font-size="10pt" fo:language="es" fo:country="PY" fo:font-style="italic" fo:font-weight="normal" fo:background-color="#94bd5e" style:font-size-asian="10pt" style:language-asian="pt" style:country-asian="BR" style:font-style-asian="italic" style:font-weight-asian="normal" style:font-name-complex="Arial2" style:font-size-complex="10pt" style:font-style-complex="italic" style:font-weight-complex="normal"/>
    </style:style>
    <style:style style:name="T14" style:family="text">
      <style:text-properties fo:color="#000000"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T15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16" style:family="text"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17" style:family="text">
      <style:text-properties fo:color="#000000" fo:language="pt" fo:country="BR" fo:font-style="italic" style:text-underline-style="none" fo:font-weight="normal" style:font-name-asian="Times New Roman1" style:language-asian="pt" style:country-asian="BR" style:font-style-asian="italic" style:font-weight-asian="normal" style:font-style-complex="italic" style:font-weight-complex="bold"/>
    </style:style>
    <style:style style:name="T18" style:family="text">
      <style:text-properties fo:color="#000000" style:font-name="Arial" fo:language="es" fo:country="PY" fo:font-style="italic" fo:background-color="#33cc66" style:font-style-asian="italic" style:font-name-complex="Arial" style:font-style-complex="italic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fo:language="es" fo:country="PY" fo:font-style="italic" fo:font-weight="normal" fo:background-color="#94bd5e" style:font-style-asian="italic" style:font-weight-asian="normal" style:font-style-complex="italic" style:font-weight-complex="normal"/>
    </style:style>
    <style:style style:name="T21" style:family="text">
      <style:text-properties fo:color="#000000" fo:language="pt" fo:country="PT" fo:font-weight="bold" fo:background-color="transparent" style:font-weight-asian="bold" style:font-size-complex="8pt" style:font-style-complex="italic" style:font-weight-complex="bold"/>
    </style:style>
    <style:style style:name="T22" style:family="text">
      <style:text-properties fo:color="#000000" style:text-underline-style="none" fo:font-weight="bold" fo:background-color="transparent" style:font-name-asian="Times New Roman1" style:language-asian="pt" style:country-asian="BR" style:font-weight-asian="bold" style:font-style-complex="italic" style:font-weight-complex="normal"/>
    </style:style>
    <style:style style:name="T23" style:family="text">
      <style:text-properties style:font-name="Arial1" fo:font-size="8pt" style:font-size-asian="8pt" style:font-name-complex="Arial2" style:font-size-complex="8pt"/>
    </style:style>
    <style:style style:name="T24" style:family="text">
      <style:text-properties style:font-name="Arial1" fo:font-size="10pt" style:font-size-asian="10pt" style:font-name-complex="Arial2" style:font-size-complex="10pt"/>
    </style:style>
    <style:style style:name="T25" style:family="text">
      <style:text-properties style:font-name="Arial1" fo:font-size="10pt" style:font-size-asian="10pt" style:font-name-complex="Arial2" style:font-size-complex="10pt" style:font-weight-complex="bold"/>
    </style:style>
    <style:style style:name="T26" style:family="text">
      <style:text-properties style:font-name="Arial1" fo:font-size="10pt" style:font-size-asian="10pt" style:font-name-complex="Arial2" style:font-size-complex="10pt" style:font-style-complex="italic"/>
    </style:style>
    <style:style style:name="T27" style:family="text">
      <style:text-properties style:font-name="Arial1" fo:font-size="10pt" style:font-size-asian="10pt" style:language-asian="pt" style:country-asian="BR" style:font-name-complex="Arial2" style:font-size-complex="10pt"/>
    </style:style>
    <style:style style:name="T28" style:family="text">
      <style:text-properties style:font-name="Arial1" fo:font-size="10pt" fo:language="en" fo:country="US" style:font-size-asian="10pt" style:font-name-complex="Arial2" style:font-size-complex="10pt"/>
    </style:style>
    <style:style style:name="T29" style:family="text"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T30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31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2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33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34" style:family="text">
      <style:text-properties style:font-name="Arial1" fo:font-size="10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35" style:family="text"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T36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T37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38" style:family="text"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T39" style:family="text"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T40" style:family="text">
      <style:text-properties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weight-complex="normal"/>
    </style:style>
    <style:style style:name="T41" style:family="text">
      <style:text-properties style:font-name="Arial1" fo:font-size="10pt" fo:background-color="transparent" style:font-size-asian="10pt" style:language-asian="pt" style:country-asian="BR" style:font-name-complex="Arial2" style:font-size-complex="10pt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size="10pt" fo:language="en" fo:country="US" style:text-underline-style="none" style:font-size-asian="10pt" style:font-size-complex="10pt"/>
    </style:style>
    <style:style style:name="T44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45" style:family="text">
      <style:text-properties style:text-position="super 58%" style:font-name="Arial1" fo:font-size="10pt" style:text-underline-style="solid" style:text-underline-width="auto" style:text-underline-color="font-color" style:font-size-asian="10pt" style:font-name-complex="Arial2" style:font-size-complex="10pt"/>
    </style:style>
    <style:style style:name="T46" style:family="text">
      <style:text-properties style:text-position="super 58%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/>
    </style:style>
    <style:style style:name="T47" style:family="text"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T48" style:family="text">
      <style:text-properties fo:text-transform="uppercase" fo:color="#000000" style:font-name="Arial1" fo:font-size="10pt" fo:language="pt" fo:country="PT" fo:font-style="normal" fo:font-weight="bold" fo:background-color="transparent" style:font-size-asian="10pt" style:font-style-asian="normal" style:font-weight-asian="bold" style:font-name-complex="Arial2" style:font-size-complex="10pt" style:font-style-complex="italic" style:font-weight-complex="bold"/>
    </style:style>
    <style:style style:name="T49" style:family="text">
      <style:text-properties fo:text-transform="uppercase" fo:color="#000000" style:font-name="Arial1" fo:font-size="10pt" fo:language="pt" fo:country="BR" fo:font-weight="normal" style:font-size-asian="10pt" style:font-weight-asian="normal" style:font-name-complex="Arial2" style:font-size-complex="10pt" style:font-weight-complex="bold"/>
    </style:style>
    <style:style style:name="T50" style:family="text">
      <style:text-properties style:text-position="sub 58%" style:font-name="Arial1" fo:font-size="10pt" style:font-size-asian="10pt" style:language-asian="pt" style:country-asian="BR" style:font-name-complex="Arial2" style:font-size-complex="10pt"/>
    </style:style>
    <style:style style:name="T51" style:family="text">
      <style:text-properties fo:language="pt" fo:country="PT" fo:background-color="transparent" style:font-size-complex="8pt" style:font-style-complex="italic" style:font-weight-complex="bold"/>
    </style:style>
    <style:style style:name="T52" style:family="text">
      <style:text-properties fo:language="pt" fo:country="BR" fo:font-style="italic" style:text-underline-style="none" fo:font-weight="normal" style:font-name-asian="Times New Roman1" style:font-style-asian="italic" style:font-weight-asian="normal" style:font-style-complex="italic" style:font-weight-complex="bold"/>
    </style:style>
    <style:style style:name="T53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54" style:family="text">
      <style:text-properties style:font-name="Arial" fo:font-size="10pt" fo:language="en" fo:country="US" style:font-size-asian="10pt" style:font-name-complex="Arial" style:font-size-complex="10pt"/>
    </style:style>
    <style:style style:name="T55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56" style:family="text">
      <style:text-properties style:font-name="Arial" fo:font-size="10pt" fo:font-weight="bold" officeooo:rsid="001042e1" fo:background-color="transparent" style:font-size-asian="10pt" style:font-weight-asian="bold" style:font-name-complex="Arial2" style:font-size-complex="10pt" style:font-weight-complex="bold"/>
    </style:style>
    <style:style style:name="T57" style:family="text">
      <style:text-properties style:text-position="0% 100%"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T58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9" style:family="text">
      <style:text-properties style:text-underline-style="none" fo:font-weight="normal" fo:background-color="transparent" style:font-weight-asian="normal" style:font-weight-complex="normal"/>
    </style:style>
    <style:style style:name="T60" style:family="text"/>
    <style:style style:name="fr1" style:family="graphic" style:parent-style-name="Frame">
      <style:graphic-properties style:run-through="foreground" style:wrap="none" style:vertical-pos="from-top" style:vertical-rel="paragraph-content" style:horizontal-pos="from-left" style:horizontal-rel="paragraph-content" fo:padding="0.15cm" fo:border="0.06pt solid #000000"/>
    </style:style>
    <style:style style:name="fr2" style:family="graphic" style:parent-style-name="Frame">
      <style:graphic-properties style:run-through="foreground" style:vertical-pos="from-top" style:vertical-rel="paragraph-content" style:horizontal-pos="from-left" style:horizontal-rel="paragraph-content" fo:padding="0.15cm" fo:border="0.06pt solid #000000"/>
    </style:style>
    <style:style style:name="fr3" style:family="graphic" style:parent-style-name="OLE">
      <style:graphic-properties style:vertical-pos="top" style:vertical-rel="baseline" draw:ole-draw-aspect="1" draw:visible-area-width="5.006cm" draw:visible-area-height="5.006cm"/>
    </style:style>
    <style:style style:name="gr1" style:family="graphic">
      <style:graphic-properties draw:stroke="solid" svg:stroke-width="0.062cm" svg:stroke-color="#000000" draw:stroke-linejoin="round" draw:fill="none" draw:textarea-horizontal-align="center" draw:textarea-vertical-align="middle" fo:padding-top="0.03cm" fo:padding-bottom="0.03cm" fo:padding-left="0.03cm" fo:padding-right="0.0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018cm" svg:stroke-color="#000000" draw:stroke-linejoin="round" draw:fill="none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4"><draw:ellipse text:anchor-type="paragraph" draw:z-index="0" draw:style-name="gr1" draw:text-style-name="P153" svg:width="1.945cm" svg:height="1.678cm" svg:x="7.528cm" svg:y="0.413cm"><text:p/></draw:ellipse><draw:rect text:anchor-type="paragraph" draw:z-index="5" draw:style-name="gr2" draw:text-style-name="P153" svg:width="18.511cm" svg:height="1.823cm" svg:x="0cm" svg:y="0.326cm"><text:p/></draw:rect>MODELO DE BULA</text:p>
      <text:h text:style-name="P85" text:outline-level="1"/>
      <text:p text:style-name="P2"><text:placeholder text:placeholder-type="text">&lt;o.formulated_product_id.name&gt;</text:placeholder></text:p>
      <text:p text:style-name="P28"/>
      <text:p text:style-name="P6"><text:span text:style-name="Fuente_20_de_20_párrafo_20_predeter."><text:span text:style-name="T18"><text:placeholder text:placeholder-type="text">&lt;for each="process in processes(o, 'ANVISA')"&gt;</text:placeholder></text:span></text:span></text:p>
      <text:p text:style-name="P55"><text:span text:style-name="T35">Registrado no Ministério da Agricultura, Pecuária e Abastecimento – ANVISA sob n</text:span><text:span text:style-name="T46">o</text:span><text:span text:style-name="T35"> ...</text:span><text:span text:style-name="T37"><text:placeholder text:placeholder-type="text">&lt;process.petitioning_number&gt;</text:placeholder></text:span></text:p>
      <text:p text:style-name="P82"><text:span text:style-name="Fuente_20_de_20_párrafo_20_predeter."><text:span text:style-name="T12"><text:placeholder text:placeholder-type="text">&lt;/for&gt;</text:placeholder></text:span></text:span></text:p>
      <text:p text:style-name="P90"><text:span text:style-name="Fuente_20_de_20_párrafo_20_predeter."><text:span text:style-name="T17"/></text:span></text:p>
      <text:p text:style-name="P90"><text:span text:style-name="Fuente_20_de_20_párrafo_20_predeter."><text:span text:style-name="T17"><text:placeholder text:placeholder-type="text">&lt;for each="ing in cqqs(o,'chemical')"&gt;</text:placeholder></text:span></text:span></text:p>
      <text:p text:style-name="P90"><text:span text:style-name="Fuente_20_de_20_párrafo_20_predeter."><text:span text:style-name="T17"/></text:span></text:p>
      <text:p text:style-name="P44"><text:span text:style-name="T30">COMPOSIÇÃO: </text:span><text:span text:style-name="Fuente_20_de_20_párrafo_20_predeter."><text:span text:style-name="T8"><text:placeholder text:placeholder-type="text">&lt;ing.ingredient_id.scientific_name&gt;</text:placeholder></text:span></text:span><text:span text:style-name="Fuente_20_de_20_párrafo_20_predeter."><text:span text:style-name="T8"> </text:span></text:span><text:span text:style-name="Fuente_20_de_20_párrafo_20_predeter."><text:span text:style-name="T8"><text:placeholder text:placeholder-type="text">&lt;ing.ingredient_id.name&gt;</text:placeholder></text:span></text:span><text:bookmark-start text:name="bkmIaNomeQuim1"/><text:bookmark text:name="bkmIaNome1"/><text:span text:style-name="T29"> </text:span><text:span text:style-name="Fuente_20_de_20_párrafo_20_predeter."><text:span text:style-name="T8"><text:placeholder text:placeholder-type="text">&lt;ing.declared_concentration&gt;</text:placeholder></text:span></text:span><text:span text:style-name="Fuente_20_de_20_párrafo_20_predeter."><text:span text:style-name="T8"> </text:span></text:span><text:span text:style-name="Fuente_20_de_20_párrafo_20_predeter."><text:span text:style-name="T8"><text:placeholder text:placeholder-type="text">&lt;ing.uom_id.name&gt;</text:placeholder></text:span></text:span><text:span text:style-name="Fuente_20_de_20_párrafo_20_predeter."><text:span text:style-name="T8">.</text:span></text:span></text:p>
      <text:p text:style-name="P45"><text:span text:style-name="Fuente_20_de_20_párrafo_20_predeter."><text:span text:style-name="T13"><text:placeholder text:placeholder-type="text">&lt;/for&gt;</text:placeholder></text:span></text:span></text:p>
      <text:p text:style-name="P45"><text:span text:style-name="Fuente_20_de_20_párrafo_20_predeter."><text:span text:style-name="T13"/></text:span></text:p>
      <text:p text:style-name="P91"><text:span text:style-name="Fuente_20_de_20_párrafo_20_predeter."><text:span text:style-name="T11"><text:placeholder text:placeholder-type="text">&lt;for each="ing in cqqs(o,'others')"&gt;</text:placeholder></text:span></text:span></text:p>
      <text:p text:style-name="P45"><text:bookmark-end text:name="bkmIaNomeQuim1"/><text:bookmark text:name="bkmConcentracoes"/><text:span text:style-name="T27">Outros ingredientes …............................................................................</text:span><text:span text:style-name="T41">............</text:span><text:span text:style-name="Fuente_20_de_20_párrafo_20_predeter."><text:span text:style-name="T9"><text:placeholder text:placeholder-type="text">&lt;ing.ingredient_id.name&gt;</text:placeholder></text:span></text:span></text:p>
      <text:p text:style-name="P45"><text:span text:style-name="Fuente_20_de_20_párrafo_20_predeter."><text:span text:style-name="T13"><text:placeholder text:placeholder-type="text">&lt;/for&gt;</text:placeholder></text:span></text:span></text:p>
      <text:p text:style-name="P47"/>
      <text:p text:style-name="P44"><text:span text:style-name="T4">CONTEÚDO:</text:span><text:span text:style-name="T2"> VIDE RÓTULO </text:span></text:p>
      <text:p text:style-name="P49"/>
      <text:p text:style-name="P98"><text:span text:style-name="Fuente_20_de_20_párrafo_20_predeter."><text:span text:style-name="T52"><text:placeholder text:placeholder-type="text">&lt;for each="ing in cqqs(o,'chemical')"&gt;</text:placeholder></text:span></text:span></text:p>
      <text:p text:style-name="P56"><text:span text:style-name="T6">CLASSE: </text:span><text:span text:style-name="Fuente_20_de_20_párrafo_20_predeter."><text:span text:style-name="T10"><text:placeholder text:placeholder-type="text">&lt;for each="action in ing.ingredient_id.mode_of_action_ids"&gt;</text:placeholder></text:span></text:span><text:span text:style-name="Fuente_20_de_20_párrafo_20_predeter."><text:span text:style-name="T10"> </text:span></text:span><text:span text:style-name="Fuente_20_de_20_párrafo_20_predeter."><text:span text:style-name="T10"><text:placeholder text:placeholder-type="text">&lt;action.name&gt;</text:placeholder></text:span></text:span><text:span text:style-name="Fuente_20_de_20_párrafo_20_predeter."><text:span text:style-name="T10"> </text:span></text:span><text:span text:style-name="Fuente_20_de_20_párrafo_20_predeter."><text:span text:style-name="T10"><text:placeholder text:placeholder-type="text">&lt;/for&gt;</text:placeholder></text:span></text:span><text:span text:style-name="T5"> do grupo </text:span><text:bookmark-start text:name="bmkProdGrup"/><text:span text:style-name="Fuente_20_de_20_párrafo_20_predeter."><text:span text:style-name="T10"><text:placeholder text:placeholder-type="text">&lt;for each="ing in cqqs(o,'chemical')"&gt;</text:placeholder></text:span></text:span><text:bookmark-end text:name="bmkProdGrup"/><text:span text:style-name="Fuente_20_de_20_párrafo_20_predeter."><text:span text:style-name="T10"> </text:span></text:span><text:span text:style-name="Fuente_20_de_20_párrafo_20_predeter."><text:span text:style-name="T8"><text:placeholder text:placeholder-type="text">&lt;ing.ingredient_id.ingredient_group_id.name&gt;</text:placeholder></text:span></text:span><text:span text:style-name="Fuente_20_de_20_párrafo_20_predeter."><text:span text:style-name="T8"> - </text:span></text:span><text:span text:style-name="Fuente_20_de_20_párrafo_20_predeter."><text:span text:style-name="T8"><text:placeholder text:placeholder-type="text">&lt;/for&gt;</text:placeholder></text:span></text:span><text:span text:style-name="Fuente_20_de_20_párrafo_20_predeter."><text:span text:style-name="T8"> (</text:span></text:span><text:span text:style-name="Fuente_20_de_20_párrafo_20_predeter."><text:span text:style-name="T8"><text:placeholder text:placeholder-type="text">&lt;ing.ingredient_id.name&gt;</text:placeholder></text:span></text:span><text:span text:style-name="Fuente_20_de_20_párrafo_20_predeter."><text:span text:style-name="T8">)</text:span></text:span></text:p>
      <text:p text:style-name="P50"/>
      <text:p text:style-name="Standard"><text:span text:style-name="T4">TIPO DE FORMULAÇÃO: </text:span><text:span text:style-name="Fuente_20_de_20_párrafo_20_predeter."><text:span text:style-name="T16"><text:placeholder text:placeholder-type="text">&lt;o.formulation_type_id.name&gt;</text:placeholder></text:span></text:span></text:p>
      <text:p text:style-name="P16"><text:span text:style-name="Fuente_20_de_20_párrafo_20_predeter."><text:span text:style-name="T20"/></text:span></text:p>
      <text:p text:style-name="P16"><text:span text:style-name="Fuente_20_de_20_párrafo_20_predeter."><text:span text:style-name="T20"><text:placeholder text:placeholder-type="text">&lt;/for&gt;</text:placeholder></text:span></text:span></text:p>
      <text:p text:style-name="P14"/>
      <text:p text:style-name="P14"><text:placeholder text:placeholder-type="text">&lt;for each="partner in partners(o, 'importer')"&gt;</text:placeholder></text:p>
      <text:p text:style-name="P14"/>
      <text:p text:style-name="P29">TITULAR DO REGISTRO (*):</text:p>
      <text:p text:style-name="P17"><text:span text:style-name="Fuente_20_de_20_párrafo_20_predeter."><text:span text:style-name="T53"><text:placeholder text:placeholder-type="text">&lt;partner.name&gt;</text:placeholder></text:span></text:span></text:p>
      <text:p text:style-name="P17"><text:span text:style-name="Fuente_20_de_20_párrafo_20_predeter."><text:span text:style-name="T53"><text:placeholder text:placeholder-type="text">&lt;partner.street&gt;</text:placeholder></text:span></text:span></text:p>
      <text:p text:style-name="P44"><text:span text:style-name="Fuente_20_de_20_párrafo_20_predeter."><text:span text:style-name="T53"><text:placeholder text:placeholder-type="text">&lt;partner.state_id.name&gt;</text:placeholder></text:span></text:span><text:span text:style-name="Fuente_20_de_20_párrafo_20_predeter."><text:span text:style-name="T53"> </text:span></text:span><text:span text:style-name="T28">– CEP </text:span><text:span text:style-name="Fuente_20_de_20_párrafo_20_predeter."><text:span text:style-name="T53"><text:placeholder text:placeholder-type="text">&lt;partner.zip&gt;</text:placeholder></text:span></text:span></text:p>
      <text:p text:style-name="P44"><text:span text:style-name="T28">Tel. <text:s/></text:span><text:span text:style-name="Fuente_20_de_20_párrafo_20_predeter."><text:span text:style-name="T53"><text:placeholder text:placeholder-type="text">&lt;partner.phone&gt;</text:placeholder></text:span></text:span><text:span text:style-name="Fuente_20_de_20_párrafo_20_predeter."><text:span text:style-name="T53"> </text:span></text:span><text:span text:style-name="T28">– Fax: </text:span><text:span text:style-name="Fuente_20_de_20_párrafo_20_predeter."><text:span text:style-name="T53"><text:placeholder text:placeholder-type="text">&lt;partner.fax&gt;</text:placeholder></text:span></text:span></text:p>
      <text:p text:style-name="P44"><text:span text:style-name="T28">CNPJ: </text:span><text:span text:style-name="Fuente_20_de_20_párrafo_20_predeter."><text:span text:style-name="T53"><text:placeholder text:placeholder-type="text">&lt;partner.vat&gt;</text:placeholder></text:span></text:span><text:span text:style-name="Fuente_20_de_20_párrafo_20_predeter."><text:span text:style-name="T53"> </text:span></text:span><text:span text:style-name="T28">– Inscrição Estadual: </text:span><text:span text:style-name="Fuente_20_de_20_párrafo_20_predeter."><text:span text:style-name="T53"><text:placeholder text:placeholder-type="text">&lt;partner.gov_registration_code&gt;</text:placeholder></text:span></text:span></text:p>
      <text:p text:style-name="P44"><text:span text:style-name="T24">Registro Estadual n</text:span><text:span text:style-name="T45">o</text:span><text:span text:style-name="T57"> </text:span><text:span text:style-name="Fuente_20_de_20_párrafo_20_predeter."><text:span text:style-name="T58"><text:placeholder text:placeholder-type="text">&lt;partner.env_registration_code&gt;</text:placeholder></text:span></text:span></text:p>
      <text:p text:style-name="P32"><text:placeholder text:placeholder-type="text">&lt;/for&gt;</text:placeholder></text:p>
      <text:p text:style-name="P32"><text:s/>(*) IMPORTADOR DO PRODUTO FORMULADO</text:p>
      <text:p text:style-name="P43"/>
      <text:p text:style-name="P32"/>
      <text:p text:style-name="P32">FABRICANTES DO PRODUTO TÉCNICO:</text:p>
      <text:p text:style-name="P1"><text:span text:style-name="Fuente_20_de_20_párrafo_20_predeter."><text:span text:style-name="T42"/></text:span></text:p>
      <text:p text:style-name="P1"><text:span text:style-name="Fuente_20_de_20_párrafo_20_predeter."><text:span text:style-name="T42"><text:placeholder text:placeholder-type="text">&lt;o.formulated_product_id.name&gt;</text:placeholder></text:span></text:span></text:p>
      <text:p text:style-name="P14"/>
      <table:table table:name="Table5" table:style-name="Table5">
        <table:table-column table:style-name="Table5.A"/>
        <table:table-row>
          <table:table-cell table:style-name="Table5.A1" office:value-type="string">
            <text:p text:style-name="P15"><text:span text:style-name="Fuente_20_de_20_párrafo_20_predeter."><text:span text:style-name="T43"><text:placeholder text:placeholder-type="text">&lt;for each="partner in partners(o, 'manufacturer')"&gt;</text:placeholder></text:span></text:span></text:p>
          </table:table-cell>
        </table:table-row>
        <table:table-row>
          <table:table-cell table:style-name="Table5.A2" office:value-type="string">
            <text:p text:style-name="P17"><text:span text:style-name="Fuente_20_de_20_párrafo_20_predeter."><text:span text:style-name="T55"><text:placeholder text:placeholder-type="text">&lt;partner.name&gt;</text:placeholder></text:span></text:span></text:p>
            <text:p text:style-name="P132"><text:soft-page-break/><text:span text:style-name="Fuente_20_de_20_párrafo_20_predeter."><text:span text:style-name="T53"><text:placeholder text:placeholder-type="text">&lt;partner.street&gt;</text:placeholder></text:span></text:span></text:p>
            <text:p text:style-name="P92"><text:span text:style-name="Fuente_20_de_20_párrafo_20_predeter."><text:span text:style-name="T53"><text:placeholder text:placeholder-type="text">&lt;partner.city&gt;</text:placeholder></text:span></text:span><text:span text:style-name="Fuente_20_de_20_párrafo_20_predeter."><text:span text:style-name="T53"> </text:span></text:span><text:span text:style-name="Fuente_20_de_20_párrafo_20_predeter."><text:span text:style-name="T54">- </text:span></text:span><text:span text:style-name="Fuente_20_de_20_párrafo_20_predeter."><text:span text:style-name="T53"><text:placeholder text:placeholder-type="text">&lt;partner.country_id.name&gt;</text:placeholder></text:span></text:span></text:p>
          </table:table-cell>
        </table:table-row>
        <table:table-row>
          <table:table-cell table:style-name="Table5.A2" office:value-type="string">
            <text:p text:style-name="P97"><text:placeholder text:placeholder-type="text">&lt;/for&gt;</text:placeholder></text:p>
          </table:table-cell>
        </table:table-row>
      </table:table>
      <text:p text:style-name="P22"><text:bookmark-start text:name="bkmPTFab"/></text:p>
      <text:p text:style-name="P46"/>
      <text:p text:style-name="P29"><text:bookmark-end text:name="bkmPTFab"/></text:p>
      <text:p text:style-name="P29">FORMULADORES / MANIPULADORES:</text:p>
      <text:p text:style-name="P29"/>
      <text:p text:style-name="P1"><text:span text:style-name="Fuente_20_de_20_párrafo_20_predeter."><text:span text:style-name="T42"><text:placeholder text:placeholder-type="text">&lt;o.formulated_product_id.name&gt;</text:placeholder></text:span></text:span></text:p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p text:style-name="P15"><text:span text:style-name="Fuente_20_de_20_párrafo_20_predeter."><text:placeholder text:placeholder-type="text">&lt;for each="partner in partners(o, 'manufacturer')"&gt;</text:placeholder></text:span></text:p>
          </table:table-cell>
        </table:table-row>
        <table:table-row>
          <table:table-cell table:style-name="Table1.A2" office:value-type="string">
            <text:p text:style-name="P17"><text:span text:style-name="Fuente_20_de_20_párrafo_20_predeter."><text:span text:style-name="T55"><text:placeholder text:placeholder-type="text">&lt;partner.name&gt;</text:placeholder></text:span></text:span></text:p>
            <text:p text:style-name="P132"><text:span text:style-name="Fuente_20_de_20_párrafo_20_predeter."><text:span text:style-name="T53"><text:placeholder text:placeholder-type="text">&lt;partner.street&gt;</text:placeholder></text:span></text:span></text:p>
            <text:p text:style-name="P92"><text:span text:style-name="Fuente_20_de_20_párrafo_20_predeter."><text:span text:style-name="T53"><text:placeholder text:placeholder-type="text">&lt;partner.city&gt;</text:placeholder></text:span></text:span><text:span text:style-name="Fuente_20_de_20_párrafo_20_predeter."><text:span text:style-name="T53"> </text:span></text:span><text:span text:style-name="Fuente_20_de_20_párrafo_20_predeter."><text:span text:style-name="T54">- </text:span></text:span><text:span text:style-name="Fuente_20_de_20_párrafo_20_predeter."><text:span text:style-name="T53"><text:placeholder text:placeholder-type="text">&lt;partner.country_id.name&gt;</text:placeholder></text:span></text:span></text:p>
          </table:table-cell>
        </table:table-row>
        <table:table-row>
          <table:table-cell table:style-name="Table1.A2" office:value-type="string">
            <text:p text:style-name="P97"><text:placeholder text:placeholder-type="text">&lt;/for&gt;</text:placeholder></text:p>
          </table:table-cell>
        </table:table-row>
      </table:table>
      <text:p text:style-name="P29"/>
      <text:p text:style-name="P29"><text:bookmark-start text:name="bkmFormuladores"/></text:p>
      <text:p text:style-name="P29"/>
      <text:p text:style-name="P29"><text:bookmark-end text:name="bkmFormuladores"/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44"><text:span text:style-name="T24">N</text:span><text:span text:style-name="T45">o</text:span><text:span text:style-name="T24"> do lote ou partida:</text:span></text:p>
          </table:table-cell>
          <table:table-cell table:style-name="Table3.B1" table:number-rows-spanned="3" office:value-type="string">
            <text:p text:style-name="P24">VIDE EMBALAGEM</text:p>
          </table:table-cell>
        </table:table-row>
        <table:table-row table:style-name="Table3.1">
          <table:table-cell table:style-name="Table3.A1" office:value-type="string">
            <text:p text:style-name="P21">Data de fabricação: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1">Data de vencimento:</text:p>
          </table:table-cell>
          <table:covered-table-cell/>
        </table:table-row>
      </table:table>
      <text:p text:style-name="P21"/>
      <text:p text:style-name="P21"/>
      <text:p text:style-name="P33">ANTES DE USAR O PRODUTO LEIA O RÓTULO, A BULA E A RECEITA E CONSERVE-OS EM SEU PODER.</text:p>
      <text:p text:style-name="P33">É OBRIGATÓRIO O USO DE EQUIPAMENTOS DE PROTEÇÃO INDVIDUAL. PROTEJA-SE</text:p>
      <text:p text:style-name="P32"/>
      <text:p text:style-name="P33">É OBRIGATÓRIA A DEVOLUÇÃO DA EMBALAGEM VAZIA.</text:p>
      <text:p text:style-name="P33"/>
      <text:p text:style-name="P57">Indústria Brasileira</text:p>
      <text:p text:style-name="P57"/>
      <text:p text:style-name="P35">CLASSIFICAÇÃO TOXICOLÓGICA: A SER DEFINIDA PELA ANVISA</text:p>
      <text:p text:style-name="P35">CLASSIFICAÇÃO DO POTENCIAL DE PERICULOSIDADE AMBIENTAL: A SER DEFINIDA PELO IBAMA</text:p>
      <text:p text:style-name="P44"><draw:frame draw:style-name="fr1" draw:name="Frame1" text:anchor-type="paragraph" svg:x="7.412cm" svg:y="1.138cm" svg:width="2.223cm" svg:height="0.953cm" draw:z-index="1"><draw:text-box><text:p text:style-name="P83">  <text:s/>CUIDADO </text:p><text:p text:style-name="P83"><text:s text:c="4"/>VENENO</text:p></draw:text-box></draw:frame><draw:frame draw:style-name="fr2" draw:name="1" text:anchor-type="paragraph" svg:x="16.293cm" svg:y="0.326cm" svg:width="2.129cm" svg:height="2.193cm" draw:z-index="2"><draw:text-box><text:p text:style-name="P19">PICTOGRAMAS CONFORME APROVADO PELO ÓRGÃO RESPONSÁVEL PELO MEIO AMBIENTE – IBAMA / MMA</text:p></draw:text-box></draw:frame><draw:frame draw:style-name="fr1" draw:name="2" text:anchor-type="paragraph" svg:x="9.922cm" svg:y="0.577cm" svg:width="5.547cm" svg:height="1.261cm" draw:z-index="3"><draw:text-box><text:p text:style-name="P84">Pictogramas conforme aprovado pelo órgão responsável pela saúde humana – ANVISA / MS</text:p><text:p text:style-name="Frame_20_contents"/></draw:text-box></draw:frame><draw:frame draw:style-name="fr1" draw:name="3" text:anchor-type="paragraph" svg:x="0.818cm" svg:y="0.617cm" svg:width="6.181cm" svg:height="1.221cm" draw:z-index="4"><draw:text-box><text:p text:style-name="P84">Pictogramas conforme aprovado pelo órgão responsável pela saúde humana – ANVISA / MS</text:p></draw:text-box></draw:frame><draw:frame draw:style-name="fr3" draw:name="4" text:anchor-type="as-char" svg:width="1.603cm" svg:height="1.677cm" draw:z-index="6"><draw:object-ole xlink:href="./Obj100" xlink:type="simple" xlink:show="embed" xlink:actuate="onLoad"/><draw:image xlink:href="./ObjectReplacements/Obj100" xlink:type="simple" xlink:show="embed" xlink:actuate="onLoad"/></draw:frame></text:p>
      <text:p text:style-name="P38"/>
      <text:p text:style-name="P38"/>
      <text:p text:style-name="P38"/>
      <text:p text:style-name="P38"/>
      <text:p text:style-name="P38">MINISTÉRIO DA AGRICULTURA, PECUÁRIA E ABASTECIMENTO – MAPA <text:s text:c="63"/></text:p>
      <text:p text:style-name="P118"/>
      <text:p text:style-name="P3">INSTRUÇÕES DE USO:</text:p>
      <text:p text:style-name="P108"/>
      <text:p text:style-name="P5"><text:soft-page-break/><text:placeholder text:placeholder-type="text">&lt;for each="inf in informations(o, 'Purpose')"&gt;</text:placeholder></text:p>
      <text:p text:style-name="P7"><text:placeholder text:placeholder-type="text">&lt;insert_html(inf)&gt;</text:placeholder></text:p>
      <text:p text:style-name="P9"><text:placeholder text:placeholder-type="text">&lt;/for&gt;</text:placeholder></text:p>
      <text:p text:style-name="P1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rows-spanned="2" office:value-type="string">
            <text:p text:style-name="P30">Cultura</text:p>
          </table:table-cell>
          <table:table-cell table:style-name="Table4.A1" table:number-columns-spanned="2" office:value-type="string">
            <text:p text:style-name="P99">Praga</text:p>
          </table:table-cell>
          <table:covered-table-cell/>
          <table:table-cell table:style-name="Table4.A1" table:number-rows-spanned="2" office:value-type="string">
            <text:p text:style-name="P30">Dose</text:p>
          </table:table-cell>
        </table:table-row>
        <table:table-row table:style-name="Table4.2">
          <table:covered-table-cell/>
          <table:table-cell table:style-name="Table4.A1" office:value-type="string">
            <text:p text:style-name="P120">Nome Científico</text:p>
          </table:table-cell>
          <table:table-cell table:style-name="Table4.A1" office:value-type="string">
            <text:p text:style-name="P120">Nome Comum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25"><text:placeholder text:placeholder-type="text">&lt;for each="rec in o.use_recommendation_ids"&gt;</text:placeholder></text:p>
          </table:table-cell>
          <table:table-cell table:style-name="Table4.A1" office:value-type="string">
            <text:p text:style-name="P126"/>
          </table:table-cell>
          <table:table-cell table:style-name="Table4.A1" office:value-type="string">
            <text:p text:style-name="P121"/>
          </table:table-cell>
          <table:table-cell table:style-name="Table4.A1" office:value-type="string">
            <text:p text:style-name="P121"/>
          </table:table-cell>
        </table:table-row>
        <table:table-row table:style-name="Table4.1">
          <table:table-cell table:style-name="Table4.A1" office:value-type="string">
            <text:p text:style-name="P127"><text:placeholder text:placeholder-type="text">&lt;rec.crop_id.common_name&gt;</text:placeholder></text:p>
          </table:table-cell>
          <table:table-cell table:style-name="Table4.A1" office:value-type="string">
            <text:p text:style-name="P127"><text:placeholder text:placeholder-type="text">&lt;rec.crop_id.name&gt;</text:placeholder></text:p>
          </table:table-cell>
          <table:table-cell table:style-name="Table4.A1" office:value-type="string">
            <text:p text:style-name="P127"><text:placeholder text:placeholder-type="text">&lt;rec.crop_id.common_name&gt;</text:placeholder></text:p>
          </table:table-cell>
          <table:table-cell table:style-name="Table4.A1" office:value-type="string">
            <text:p text:style-name="P127"><text:placeholder text:placeholder-type="text">&lt;rec.commecial_product_rate&gt;</text:placeholder></text:p>
          </table:table-cell>
        </table:table-row>
        <table:table-row table:style-name="Table4.1">
          <table:table-cell table:style-name="Table4.A1" office:value-type="string">
            <text:p text:style-name="P127"><text:placeholder text:placeholder-type="text">&lt;/for&gt;</text:placeholder></text:p>
          </table:table-cell>
          <table:table-cell table:style-name="Table4.A1" office:value-type="string">
            <text:p text:style-name="P126"/>
          </table:table-cell>
          <table:table-cell table:style-name="Table4.A1" office:value-type="string">
            <text:p text:style-name="P121"/>
          </table:table-cell>
          <table:table-cell table:style-name="Table4.A1" office:value-type="string">
            <text:p text:style-name="P121"/>
          </table:table-cell>
        </table:table-row>
      </table:table>
      <text:p text:style-name="P109"/>
      <text:p text:style-name="P10"><text:placeholder text:placeholder-type="text">&lt;for each="inf in informations(o, 'Use instructions')"&gt;</text:placeholder></text:p>
      <text:p text:style-name="P7"><text:placeholder text:placeholder-type="text">&lt;insert_html(inf)&gt;</text:placeholder></text:p>
      <text:p text:style-name="P110"><text:placeholder text:placeholder-type="text">&lt;/for&gt;</text:placeholder></text:p>
      <text:p text:style-name="P107"/>
      <text:p text:style-name="P34">NÚMERO, ÉPOCA E INTERVALO DE APLICAÇÃO:</text:p>
      <text:p text:style-name="P11"/>
      <text:p text:style-name="P11"><text:placeholder text:placeholder-type="text">&lt;for each="inf in informations(o, 'Number, timing and interval between applications','approved')"&gt;</text:placeholder></text:p>
      <text:p text:style-name="P12"><text:placeholder text:placeholder-type="text">&lt;insert_html(inf)&gt;</text:placeholder></text:p>
      <text:p text:style-name="P13"><text:placeholder text:placeholder-type="text">&lt;/for&gt;</text:placeholder></text:p>
      <text:p text:style-name="P109"/>
      <text:p text:style-name="P107">MODO E EQUIPAMENTOS DE APLICAÇÃO:</text:p>
      <text:p text:style-name="P112"/>
      <text:p text:style-name="P10"><text:placeholder text:placeholder-type="text">&lt;for each="inf in informations(o, 'Application method')"&gt;</text:placeholder></text:p>
      <text:p text:style-name="P7"><text:placeholder text:placeholder-type="text">&lt;insert_html(inf)&gt;</text:placeholder></text:p>
      <text:p text:style-name="P133"><text:placeholder text:placeholder-type="text">&lt;/for&gt;</text:placeholder></text:p>
      <text:p text:style-name="P114"/>
      <text:p text:style-name="P117">CONDIÇÕES CLIMÁTICAS RECOMENDADAS:</text:p>
      <text:p text:style-name="P113"/>
      <text:p text:style-name="P10"><text:placeholder text:placeholder-type="text">&lt;for each="inf in informations(o, 'Climatic Conditions')"&gt;</text:placeholder></text:p>
      <text:p text:style-name="P147"><text:placeholder text:placeholder-type="text">&lt;insert_html(inf)&gt;</text:placeholder></text:p>
      <text:p text:style-name="P144"><text:placeholder text:placeholder-type="text">&lt;/for&gt;</text:placeholder></text:p>
      <text:p text:style-name="P116"/>
      <text:p text:style-name="P93">INTERVALO DE SEGURANÇA:</text:p>
      <text:p text:style-name="P152"/>
      <text:p text:style-name="P148"><text:span text:style-name="T59"><text:placeholder text:placeholder-type="text">&lt;for each="inf in informations(o, 'Use limitation')"&gt;</text:placeholder></text:span></text:p>
      <text:p text:style-name="P147"><text:placeholder text:placeholder-type="text">&lt;insert_html(inf)&gt;</text:placeholder></text:p>
      <text:p text:style-name="P149"><text:span text:style-name="Fuente_20_de_20_párrafo_20_predeter."><text:span text:style-name="T22"><text:placeholder text:placeholder-type="text">&lt;/for&gt;</text:placeholder></text:span></text:span><text:bookmark-start text:name="bmkIntervaloSeguranca"/></text:p>
      <text:p text:style-name="P94"><text:bookmark-end text:name="bmkIntervaloSeguranca"/></text:p>
      <text:p text:style-name="P95">INTERVALO DE REENTRADA DE PESSOAS NAS CULTURAS E ÁREAS TRATADAS:</text:p>
      <text:p text:style-name="P96">(De acordo com as recomendações aprovadas pelo órgão responsável pela Saúde Humana – ANVISA/MS).</text:p>
      <text:p text:style-name="P96"/>
      <text:p text:style-name="P96"/>
      <text:p text:style-name="P95">LIMITAÇÕES DE USO:</text:p>
      <text:p text:style-name="P95"/>
      <text:p text:style-name="P131"><text:bookmark text:name="bkmUseLimit"/><text:span text:style-name="Fuente_20_de_20_párrafo_20_predeter."><text:span text:style-name="T37"><text:placeholder text:placeholder-type="text">&lt;for each="inf in informations(o, 'Technical report / Use limitation')"&gt;</text:placeholder></text:span></text:span></text:p>
      <text:p text:style-name="P7"><text:placeholder text:placeholder-type="text">&lt;insert_html(inf)&gt;</text:placeholder></text:p>
      <text:p text:style-name="P131"><text:span text:style-name="Fuente_20_de_20_párrafo_20_predeter."><text:span text:style-name="T7"><text:placeholder text:placeholder-type="text">&lt;/for&gt;</text:placeholder></text:span></text:span></text:p>
      <text:p text:style-name="P130"/>
      <text:p text:style-name="P34">INFORMAÇÕES SOBRE OS EQUIPAMENTOS DE PROTEÇÃO INDIVIDUAL A SEREM UTILIZADOS:</text:p>
      <text:p text:style-name="P34"/>
      <text:p text:style-name="P21">VIDE DADOS RELATIVOS À PROTEÇÃO DA SAÚDE HUMANA.</text:p>
      <text:p text:style-name="P21"><text:soft-page-break/></text:p>
      <text:p text:style-name="P34">INFORMAÇÕES SOBRE OS EQUIPAMENTOS DE APLICAÇÃO A SEREM USADOS:</text:p>
      <text:p text:style-name="P34"/>
      <text:p text:style-name="P21">Vide Modo de Aplicação.</text:p>
      <text:p text:style-name="P21"/>
      <text:p text:style-name="P34">DESCRIÇÃO DOS PROCESSOS DE TRÍPLICE LAVAGEM DA EMBALAGEM OU TECNOLOGIA EQUIVALENTE:</text:p>
      <text:p text:style-name="P34"/>
      <text:p text:style-name="P21">VIDE DADOS RELATIVOS À PROTEÇÃO DO MEIO AMBIENTE.</text:p>
      <text:p text:style-name="P21"/>
      <text:p text:style-name="P21"/>
      <text:p text:style-name="P34">INFORMAÇÕES SOBRE OS PROCEDIMENTOS PARA A DEVOLUÇÃO, DESTINAÇÃO, TRANSPORTE, RECICLAGEM, REUTILIZAÇÃO E INUTILIZAÇÃO DAS EMBALAGENS:</text:p>
      <text:p text:style-name="P34"/>
      <text:p text:style-name="P21">VIDE DADOS RELATIVOS À PROTEÇÃO DO MEIO AMBIENTE.</text:p>
      <text:p text:style-name="P21"/>
      <text:p text:style-name="P34">INFORMAÇÕES SOBRE OS PROCEDIMENTOS PARA A DEVOLUÇÃO E DESTINAÇÃO DE PRODUTOS IMPRÓPRIOS PARA UTILIZAÇÃO OU EM DESUSO:</text:p>
      <text:p text:style-name="P34"/>
      <text:p text:style-name="P21">VIDE DADOS RELATIVOS À PROTEÇÃO DO MEIO AMBIENTE.</text:p>
      <text:p text:style-name="P60"/>
      <text:p text:style-name="P65"><text:bookmark-start text:name="bkmFungicida"/>INFORMAÇÕES SOBRE MANEJO DE RESISTÊNCIA E MANEJO INTEGRADO DE PRAGAS</text:p>
      <text:p text:style-name="P64"/>
      <text:p text:style-name="P62">Qualquer agente de controle de pragas pode ficar menos efetivo ao longo do tempo se o alvo desenvolver algum mecanismo de resistência.</text:p>
      <text:p text:style-name="P62">Implementando as seguintes estratégias de manejo poderemos prolongar a vida útil do produto utilizado:</text:p>
      <text:p text:style-name="P62"/>
      <text:p text:style-name="P63">Qualquer <text:s/>produto para o controle das pragas, da mesma classe ou mecanismo de ação, não deve ser utilizado em aplicações consecutivas. Utilizar rotação de produtos com mecanismos de ação distintos;</text:p>
      <text:p text:style-name="P63">Utilizar os produtos somente na época, na dose e nos intervalos de aplicação recomendados no rótulo ou bula; </text:p>
      <text:p text:style-name="P63">Sempre consultar um engenheiro agrônomo para direcionamento sobre as recomendações locais para o Manejo de Resistência;</text:p>
      <text:p text:style-name="P63">Incluir outros métodos de controle (ex.: Resistência genética, controle cultural, biológico, etc.) dentro do programa de <text:s/>Manejo Integrado, quando disponível e apropriado.</text:p>
      <text:p text:style-name="P21"/>
      <text:p text:style-name="P61"><text:bookmark-end text:name="bkmFungicida"/><text:bookmark-start text:name="bkmInseticida"/>Informações sobre o manejo de resistência e MANEJO INTEGRADO DE doeNÇAS:</text:p>
      <text:p text:style-name="P62"/>
      <text:p text:style-name="P62">Qualquer agente de controle de doenças pode ficar menos efetivo ao longo do tempo se o alvo desenvolver algum mecanismo de resistência.</text:p>
      <text:p text:style-name="P62">Implementando as seguintes estratégias de manejo poderemos prolongar a vida útil do produto utilizado:</text:p>
      <text:p text:style-name="P63"/>
      <text:p text:style-name="P63">Qualquer produto para o controle das doenças, da mesma classe ou mecanismo de ação, não deve ser utilizado em aplicações consecutivas. Utilizar rotação de fungicidas com mecanismo de ação distintos;</text:p>
      <text:p text:style-name="P63">Utilizar os fungicidas somente na época, na dose e nos intervalos de aplicação recomendados no rótulo ou bula. No caso da recomendação do -------------- para o controle de doenças, aplicar o produto sempre de forma preventiva;</text:p>
      <text:p text:style-name="P63">Sempre consultar um engenheiro agrônomo para direcionamento sobre as recomendações locais para o manejo de resistência;</text:p>
      <text:p text:style-name="P63">Incluir outros métodos de controle de doenças (ex.: Resistência genética, controle cultural, biológico, etc.) dentro do programa de Manejo Integrado de Doenças (MID), quando disponível e apropriados.</text:p>
      <text:p text:style-name="P54"/>
      <text:p text:style-name="P61"><text:bookmark-end text:name="bkmInseticida"/><text:bookmark-start text:name="Bookmark1"/>Informações sobre o manejo de resistência:</text:p>
      <text:p text:style-name="P61"/>
      <text:p text:style-name="P100"><text:soft-page-break/>O uso continuado de herbicidas com o mesmo mecanismo de ação pode contribuir para o aumento de população de plantas daninhas a ele resistentes. </text:p>
      <text:p text:style-name="P100">Como prática de manejo de resistência de plantas daninhas, deverão ser aplicados herbicidas, com diferentes mecanismos de ação, devidamente registrados para a cultura.</text:p>
      <text:p text:style-name="P21">Não havendo produtos alternativos, recomenda-se a rotação de culturas que possibilite o uso de herbicidas com diferentes mecanismos de ação. Para maiores esclarecimentos, consulte um engenheiro agrônomo.</text:p>
      <text:p text:style-name="P21"/>
      <text:p text:style-name="P38"><text:bookmark-end text:name="Bookmark1"/>MINISTÉRIO DA SAUDE – AGÊNCIA NACIONAL DE VIGILÂNCIA SANITÁRIA</text:p>
      <text:p text:style-name="P21"><text:bookmark-start text:name="bkmSemAnvisa"/>DADOS RELATIVOS À PROTEÇÃO DA SAÚDE HUMANA:</text:p>
      <text:p text:style-name="P21">(De acordo com as recomendações aprovadas pelo órgão responsável pela Saude Humana – ANVISA/MS)</text:p>
      <text:p text:style-name="P21"><text:bookmark-end text:name="bkmSemAnvisa"/></text:p>
      <text:p text:style-name="P66"><text:bookmark-start text:name="Bookmark2"/>DADOS RELATIVOS À PROTEÇÃO DA SAÚDE HUMANA</text:p>
      <text:p text:style-name="P66"/>
      <text:p text:style-name="P106">ANTES DE USAR LEIA COM ATENÇÃO AS INSTRUÇÕES.</text:p>
      <text:p text:style-name="P106">PRODUTO PERIGOSO.</text:p>
      <text:p text:style-name="P106">USE OS EQUIPAMENTOS DE PROTEÇÃO INDIVIDUAL COMO INDICADO.</text:p>
      <text:p text:style-name="P68"/>
      <text:p text:style-name="P68"/>
      <text:p text:style-name="P67">PRECAUÇÕES GERAIS:</text:p>
      <text:p text:style-name="P67"/>
      <text:list xml:id="list8151502132987236214" text:style-name="WWNum13">
        <text:list-item>
          <text:p text:style-name="P135"><text:span text:style-name="T24">Produto para </text:span><text:span text:style-name="T31">uso exclusivamente agrícola </text:span></text:p>
        </text:list-item>
        <text:list-item>
          <text:p text:style-name="P136">Não coma, não beba e não fume durante o manuseio e aplicação do produto.</text:p>
        </text:list-item>
        <text:list-item>
          <text:p text:style-name="P136">Não manuseie ou aplique o produto sem os equipamentos de proteção individual (EPI) recomendados.</text:p>
        </text:list-item>
        <text:list-item>
          <text:p text:style-name="P136">Os equipamentos de proteção individual (EPI) recomendados devem ser vestidos na seguinte ordem: macacão, botas, avental, máscara, óculos, touca árabe e luvas.</text:p>
        </text:list-item>
        <text:list-item>
          <text:p text:style-name="P136">Não utilize equipamentos de proteção individual (EPI) danificados.</text:p>
        </text:list-item>
        <text:list-item>
          <text:p text:style-name="P136">Não utilize equipamentos com vazamentos ou defeitos.</text:p>
        </text:list-item>
        <text:list-item>
          <text:p text:style-name="P136">Não desentupa bicos, orifícios e válvulas com a boca.</text:p>
        </text:list-item>
        <text:list-item>
          <text:p text:style-name="P136">Não transporte o produto juntamente com alimentos, medicamentos, rações, animais e pessoas.</text:p>
        </text:list-item>
      </text:list>
      <text:p text:style-name="P69"/>
      <text:p text:style-name="P67">PRECAUÇÕES NA PREPARAÇÃO DA CALDA:</text:p>
      <text:list xml:id="list5706310324213" text:continue-numbering="true" text:style-name="WWNum13">
        <text:list-item>
          <text:p text:style-name="P136">Caso ocorra contato acidental da pessoa com o produto, siga as orientações descritas em primeiros socorros e procure rapidamente um serviço médico de emergência.</text:p>
        </text:list-item>
        <text:list-item>
          <text:p text:style-name="P135"><text:span text:style-name="T24">Ao abrir a embalagem, faça-o de modo a evitar </text:span><text:bookmark-start text:name="bkmAnvisa"/><text:span text:style-name="T24">respingos</text:span><text:bookmark-end text:name="bkmAnvisa"/><text:span text:style-name="T24"> </text:span><text:bookmark-start text:name="bkmPrecSoli"/><text:span text:style-name="T24">dispersão de poeira</text:span><text:bookmark-end text:name="bkmPrecSoli"/><text:span text:style-name="T24">. </text:span></text:p>
        </text:list-item>
        <text:list-item>
          <text:p text:style-name="P135"><text:span text:style-name="T24">Utilize equipamento de proteção individual – EPI: macacão com tratamento hidrorrepelente com</text:span><text:span text:style-name="T27"> 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137">Manuseie o produto em local aberto e ventilado. </text:p>
        </text:list-item>
      </text:list>
      <text:p text:style-name="P71"/>
      <text:p text:style-name="P37">PRECAUÇÕES DURANTE A APLICAÇÃO:</text:p>
      <text:list xml:id="list3295459480852983547" text:style-name="WWNum14">
        <text:list-item>
          <text:p text:style-name="P138">Evite o máximo possível o contato com a área de aplicação </text:p>
        </text:list-item>
        <text:list-item>
          <text:p text:style-name="P138">Não aplique o produto na presença de ventos fortes e nas horas mais quentes do dia. </text:p>
        </text:list-item>
        <text:list-item>
          <text:p text:style-name="P138">Verifique a direção do vento, aplique o produto de forma a evitar o contato do aplicador com a névoa do produto, conforme o equipamento de aplicação. </text:p>
        </text:list-item>
        <text:list-item>
          <text:p text:style-name="P140"><text:span text:style-name="T27">Aplique o produto somente nas doses recomendadas</text:span><text:bookmark-start text:name="bkmIntSeguranca"/><text:span text:style-name="T27"> e observe o intervalo de segurança (intervalo entre a última aplicação e a colheita)</text:span><text:bookmark-end text:name="bkmIntSeguranca"/><text:span text:style-name="T27">.</text:span></text:p>
        </text:list-item>
        <text:list-item>
          <text:p text:style-name="P138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26"/>
      <text:p text:style-name="P37">PRECAUÇÕES APÓS A APLICAÇÃO: </text:p>
      <text:list xml:id="list4068817501448203667" text:style-name="WWNum15">
        <text:list-item>
          <text:p text:style-name="P139"><text:bookmark-start text:name="bkmPrecaucoes"/>Sinalizar a área tratada com os dizeres: "PROIBIDA A ENTRADA. ÁREA TRATADA" e manter os avisos até o final do período de reentrada </text:p>
        </text:list-item>
        <text:list-item>
          <text:p text:style-name="P139"><text:soft-page-break/>Caso necessite entrar na área tratada com o produto antes do término do intervalo de reentrada, utilize os equipamentos de proteção individual (EPls) recomendados para o uso durante a aplicação.</text:p>
        </text:list-item>
        <text:list-item>
          <text:p text:style-name="P139"><text:bookmark-end text:name="bkmPrecaucoes"/>Mantenha o restante do produto adequadamente fechado em sua embalagem original em local trancado, longe do alcance de crianças e animais. </text:p>
        </text:list-item>
        <text:list-item>
          <text:p text:style-name="P139">Antes de retirar os equipamentos de proteção individual (EPI), lave as luvas ainda vestidas para evitar contaminação. </text:p>
        </text:list-item>
        <text:list-item>
          <text:p text:style-name="P139">Os equipamentos de proteção individual (EPls) recomendados devem ser retirados na seguinte ordem: touca árabe, óculos, avental, botas, macacão, luvas e máscara. </text:p>
        </text:list-item>
        <text:list-item>
          <text:p text:style-name="P139">Tome banho imediatamente após a aplicação do produto. </text:p>
        </text:list-item>
        <text:list-item>
          <text:p text:style-name="P139">Troque e lave as suas roupas de proteção separado das demais roupas da família. Ao lavar as roupas utilizar luvas e avental impermeável. </text:p>
        </text:list-item>
        <text:list-item>
          <text:p text:style-name="P139">Faça a manutenção e lavagem dos equipamentos de proteção após cada aplicação do produto.</text:p>
        </text:list-item>
        <text:list-item>
          <text:p text:style-name="P139">Fique atento ao tempo de uso dos filtros, seguindo corretamente as especificações do fabricante.</text:p>
        </text:list-item>
        <text:list-item>
          <text:p text:style-name="P139">Não reutilizar a embalagem vazia. </text:p>
        </text:list-item>
        <text:list-item>
          <text:p text:style-name="P139">No descarte de embalagens utilize equipamento de proteção individual - EPI: macacão de algodão hidrorrepelente com mangas compridas, luvas de nitrila e botas de borracha.</text:p>
        </text:list-item>
      </text:list>
      <text:p text:style-name="P86"/>
      <text:p text:style-name="P119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4"><text:span text:style-name="T38">PRIMEIROS SOCORROS</text:span><text:span text:style-name="T39">: </text:span><text:span text:style-name="T40"><text:placeholder text:placeholder-type="text">&lt;for each="inf in informations(o, 'Primeiros socorros')"&gt;</text:placeholder></text:span><text:span text:style-name="T40"> </text:span><text:span text:style-name="T44"><text:placeholder text:placeholder-type="text">&lt;insert_html(inf)&gt;</text:placeholder></text:span></text:p>
            <text:p text:style-name="P53"><text:placeholder text:placeholder-type="text">&lt;/for&gt;</text:placeholder></text:p>
          </table:table-cell>
        </table:table-row>
      </table:table>
      <text:p text:style-name="P88"/>
      <text:p text:style-name="Title"><text:span text:style-name="T47">- INTOXICAÇÕES POR </text:span><text:span text:style-name="T48"><text:placeholder text:placeholder-type="text">&lt;o.formulated_product_id.name&gt;</text:placeholder></text:span></text:p>
      <text:p text:style-name="P87"/>
      <text:p text:style-name="P89">Informações MÉdicas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1">Grupo químico</text:p>
            <text:p text:style-name="P31"/>
          </table:table-cell>
          <table:table-cell table:style-name="Table8.B1" office:value-type="string">
            <text:p text:style-name="P51"><text:bookmark-start text:name="bkmInfoMedChemical1"/><field:fieldmark-start text:name="__Fieldmark__9481_1890532464" field:type="vnd.oasis.opendocument.field.FORMTEXT"/><text:placeholder text:placeholder-type="text">&lt;for each="ingredient in o.cqq_ids"&gt;</text:placeholder></text:p>
            <text:p text:style-name="P4"><text:placeholder text:placeholder-type="text">&lt;if test="ingredient.ingredient_id.type == 'chemical'"&gt;</text:placeholder></text:p>
            <text:p text:style-name="P122"><text:placeholder text:placeholder-type="text">&lt;ingredient.ingredient_id.ingredient_group_id.name&gt;</text:placeholder></text:p>
            <text:p text:style-name="P124"><field:fieldmark-end/><text:span text:style-name="T14"><text:placeholder text:placeholder-type="text">&lt;/if&gt;</text:placeholder></text:span></text:p>
            <text:p text:style-name="P44"><text:span text:style-name="T49"><text:placeholder text:placeholder-type="text">&lt;/for&gt;</text:placeholder></text:span><text:bookmark-end text:name="bkmInfoMedChemical1"/><text:span text:style-name="T3"> </text:span></text:p>
          </table:table-cell>
        </table:table-row>
        <table:table-row table:style-name="Table8.1">
          <table:table-cell table:style-name="Table8.A2" office:value-type="string">
            <text:p text:style-name="P31">Classe toxicológica </text:p>
          </table:table-cell>
          <table:table-cell table:style-name="Table8.B2" office:value-type="string">
            <text:p text:style-name="P39">A ser definido pela ANVISA</text:p>
          </table:table-cell>
        </table:table-row>
        <table:table-row table:style-name="Table8.3">
          <table:table-cell table:style-name="Table8.A3" office:value-type="string">
            <text:p text:style-name="P31">Vias de exposição</text:p>
          </table:table-cell>
          <table:table-cell table:style-name="Table8.B3" office:value-type="string">
            <text:p text:style-name="P10"><text:placeholder text:placeholder-type="text">&lt;for each="inf in informations(o, 'Primeiros socorros')"&gt;</text:placeholder></text:p>
            <text:p text:style-name="P7"><text:placeholder text:placeholder-type="text">&lt;insert_html(inf)&gt;</text:placeholder></text:p>
            <text:p text:style-name="P133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p text:style-name="P31">Toxicocinética</text:p>
          </table:table-cell>
          <table:table-cell table:style-name="Table8.B4" office:value-type="string">
            <text:p text:style-name="P10"><text:placeholder text:placeholder-type="text">&lt;for each="inf in informations(o, 'Informações Médicas - Toxicocinética')"&gt;</text:placeholder></text:p>
            <text:p text:style-name="P8"><text:placeholder text:placeholder-type="text">&lt;insert_html(inf)&gt;</text:placeholder></text:p>
            <text:p text:style-name="P133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p text:style-name="P31">Mecanismos de Toxicidade</text:p>
          </table:table-cell>
          <table:table-cell table:style-name="Table8.B5" office:value-type="string">
            <text:p text:style-name="P10"><text:placeholder text:placeholder-type="text">&lt;for each="inf in informations(o, 'Informações Médicas - Mecanismos de Toxicidade')"&gt;</text:placeholder></text:p>
            <text:p text:style-name="P8"><text:placeholder text:placeholder-type="text">&lt;insert_html(inf)&gt;</text:placeholder></text:p>
            <text:p text:style-name="P133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p text:style-name="P31">Sintomas e sinais clínicos</text:p>
          </table:table-cell>
          <table:table-cell table:style-name="Table8.B6" office:value-type="string">
            <text:p text:style-name="P10"><text:placeholder text:placeholder-type="text">&lt;for each="inf in informations(o, 'Informações Médicas - Sintomas e sinais clínicos')"&gt;</text:placeholder></text:p>
            <text:p text:style-name="P8"><text:placeholder text:placeholder-type="text">&lt;insert_html(inf)&gt;</text:placeholder></text:p>
            <text:p text:style-name="P133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p text:style-name="P31">Diagnóstico</text:p>
            <text:p text:style-name="P31"/>
          </table:table-cell>
          <table:table-cell table:style-name="Table8.B7" office:value-type="string">
            <text:p text:style-name="P10"><text:placeholder text:placeholder-type="text">&lt;for each="inf in informations(o, 'Informações Médicas - Diagnóstico')"&gt;</text:placeholder></text:p>
            <text:p text:style-name="P142"><text:placeholder text:placeholder-type="text">&lt;insert_html(inf)&gt;</text:placeholder></text:p>
            <text:p text:style-name="P143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h text:style-name="P128" text:outline-level="1">Tratamento</text:h>
            <text:p text:style-name="P31"/>
          </table:table-cell>
          <table:table-cell table:style-name="Table8.B8" office:value-type="string">
            <text:p text:style-name="P10"><text:placeholder text:placeholder-type="text">&lt;for each="inf in informations(o, 'Informações Médicas - Tratamento')"&gt;</text:placeholder></text:p>
            <text:p text:style-name="P8"><text:placeholder text:placeholder-type="text">&lt;insert_html(inf)&gt;</text:placeholder></text:p>
            <text:p text:style-name="P133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h text:style-name="P129" text:outline-level="1">Contra-indicações</text:h>
          </table:table-cell>
          <table:table-cell table:style-name="Table8.B9" office:value-type="string">
            <text:p text:style-name="P10"><text:placeholder text:placeholder-type="text">&lt;for each="inf in informations(o, 'Informações Médicas - Contra-indicações')"&gt;</text:placeholder><text:soft-page-break/></text:p>
            <text:p text:style-name="P8"><text:placeholder text:placeholder-type="text">&lt;insert_html(inf)&gt;</text:placeholder></text:p>
            <text:p text:style-name="P133"><text:placeholder text:placeholder-type="text">&lt;/for&gt;</text:placeholder></text:p>
          </table:table-cell>
        </table:table-row>
        <table:table-row table:style-name="Table8.1">
          <table:table-cell table:style-name="Table8.A2" office:value-type="string">
            <text:p text:style-name="P41"/>
            <text:p text:style-name="P41"/>
            <text:p text:style-name="P31">ATENÇÃO</text:p>
          </table:table-cell>
          <table:table-cell table:style-name="Table8.B10" office:value-type="string">
            <text:p text:style-name="P40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39">Rede Nacional de Centros de Informação e Assistência Toxicológica</text:p>
            <text:p text:style-name="P101">RENACIAT – ANVISA/MS</text:p>
            <text:p text:style-name="P102">Notifique ao sistema de informação de agravos de notificação (SINAN / MS)</text:p>
            <text:p text:style-name="P103">TELEFONES PARA OS CASOS DE EMERGÊNCIA: </text:p>
            <text:p text:style-name="P103">Centro do Controle de Envenenamento do Paraná: 0800 41 0148</text:p>
            <text:p text:style-name="P103">ALTA – América Latina Tecnologia Agrícola Ltda.: (41) 3071-9100</text:p>
          </table:table-cell>
        </table:table-row>
      </table:table>
      <text:p text:style-name="P21"/>
      <text:p text:style-name="P20"/>
      <text:p text:style-name="P36">MECANISMOS DE AÇÃO, ABSORÇÃO E EXCREÇÃO PARA ANIMAIS DE LABORATÓRIO:</text:p>
      <text:p text:style-name="P10"><text:placeholder text:placeholder-type="text">&lt;for each="inf in informations(o, 'Mecanismos de ação, absorção e excreção')"&gt;</text:placeholder></text:p>
      <text:p text:style-name="P7"/>
      <text:p text:style-name="P8"><text:placeholder text:placeholder-type="text">&lt;insert_html(inf)&gt;</text:placeholder></text:p>
      <text:p text:style-name="P7"/>
      <text:p text:style-name="P114"><text:placeholder text:placeholder-type="text">&lt;/for&gt;</text:placeholder></text:p>
      <text:p text:style-name="P36">EFEITOS AGUDOS PARA ANIMAIS DE LABORATÓRIO:</text:p>
      <text:p text:style-name="P10"><text:placeholder text:placeholder-type="text">&lt;for each="inf in informations(o, 'Efeitos agudos')"&gt;</text:placeholder></text:p>
      <text:p text:style-name="P7"/>
      <text:p text:style-name="P8"><text:placeholder text:placeholder-type="text">&lt;insert_html(inf)&gt;</text:placeholder></text:p>
      <text:p text:style-name="P7"/>
      <text:p text:style-name="P52"><text:placeholder text:placeholder-type="text">&lt;/for&gt;</text:placeholder></text:p>
      <text:p text:style-name="P36">EFEITOS CRÔNICOS PARA ANIMAIS DE LABORATÓRIO:</text:p>
      <text:p text:style-name="P10"><text:placeholder text:placeholder-type="text">&lt;for each="inf in informations(o, 'Efeitos crônicos')"&gt;</text:placeholder></text:p>
      <text:p text:style-name="P7"/>
      <text:p text:style-name="P8"><text:placeholder text:placeholder-type="text">&lt;insert_html(inf)&gt;</text:placeholder></text:p>
      <text:p text:style-name="P7"/>
      <text:p text:style-name="P115"><text:placeholder text:placeholder-type="text">&lt;/for&gt;</text:placeholder></text:p>
      <text:p text:style-name="P38"><text:bookmark-end text:name="Bookmark2"/>INSTITUTO BRASILEIRO DO MEIO AMBIENTE E DOS RECURSOS NATURAIS RENOVÁVEIS</text:p>
      <text:p text:style-name="P21"><text:bookmark-start text:name="bkmSemIbama"/>DADOS RELATIVOS À PROTEÇÃO DO MEIO AMBIENTE:</text:p>
      <text:p text:style-name="P21">(De acordo com as recomendações aprovadas pelo órgão responsável pelo Meio Ambiente – IBAMA/MMA)</text:p>
      <text:p text:style-name="P21"><text:bookmark-end text:name="bkmSemIbama"/></text:p>
      <text:p text:style-name="P34"><text:bookmark-start text:name="Bookmark4"/>DADOS RELATIVOS À PROTEÇÃO DO MEIO AMBIENTE:</text:p>
      <text:p text:style-name="P34"/>
      <text:p text:style-name="P34">PRECAUÇÕES DE USO E ADVERTÊNCIAS QUANTO AOS CUIDADOS DE PROTEÇÃO AO MEIO AMBIENTE:</text:p>
      <text:p text:style-name="P21"/>
      <text:p text:style-name="P21">- Este produto é: </text:p>
      <text:p text:style-name="P25">( <text:s/>) Altamente Perigoso ao Meio Ambiente (CLASSE I)</text:p>
      <text:p text:style-name="P27">( <text:s/>) <text:s/>Muito Perigoso ao Meio Ambiente (CLASSE II)</text:p>
      <text:p text:style-name="P25">( <text:s/>) Perigoso ao meio ambiente (CLASSE III)</text:p>
      <text:p text:style-name="P26">( <text:s/>)Pouco perigoso ao meio ambiente (CLASSE IV)</text:p>
      <text:p text:style-name="P21"/>
      <text:p text:style-name="P21">- Evite a contaminação ambiental – Preserve a Natureza.</text:p>
      <text:p text:style-name="P21">- Não utilize equipamento com vazamento.</text:p>
      <text:p text:style-name="P21">- Não aplique o produto na presença de ventos fortes ou nas horas mais quentes.</text:p>
      <text:p text:style-name="P21">- Aplique somente as doses recomendadas.</text:p>
      <text:p text:style-name="P21">- Não lave as embalagens ou equipamento aplicador em lagos, fontes, rios e demais corpos d´água. Evite a contaminação da água.</text:p>
      <text:p text:style-name="P21"><text:soft-page-break/>- A destinação inadequada de embalagens e restos de produtos ocasiona contaminação do solo, da água e do ar, prejudicando a fauna, a flora e a saúde das pessoas.</text:p>
      <text:p text:style-name="P21"><text:bookmark-start text:name="bkmIbama"/>- Não execute aplicação aérea de agrotóxicos em áreas situadas a uma distância inferior a 500 (quinhentos) metros de povoação e de mananciais de capitação de água para abastecimento público e 250 (duzentos e cinqüenta) metros de mananciais de água, moradias isoladas, agrupamentos animais e vegetação susceptível a danos.</text:p>
      <text:p text:style-name="P21">- Observe as disposições constantes na legislação estadual e municipal concernentes às atividades aeroagrícolas.<text:bookmark-end text:name="bkmIbama"/></text:p>
      <text:p text:style-name="P21"/>
      <text:p text:style-name="P34">INSTRUÇÕES DE ARMAZENAMENTO DO PRODUTO, VISANDO SUA CONSERVAÇÃO E PREVENÇÃO CONTRA ACIDENTES:</text:p>
      <text:p text:style-name="P26"/>
      <text:p text:style-name="P26">- Mantenha o produto em sua embalagem original, sempre fechada.</text:p>
      <text:p text:style-name="P26">- O local deve ser exclusivo para produtos tóxicos, devendo ser isolado de alimentos, bebidas, rações ou outros materiais.</text:p>
      <text:p text:style-name="P26">- A construção deve ser de alvenaria ou de material não combustível.</text:p>
      <text:p text:style-name="P26">- O local deve ser ventilado, coberto e ter piso impermeável.</text:p>
      <text:p text:style-name="P44"><text:span text:style-name="T27">- Coloque placas de advertência com os dizeres: </text:span><text:span text:style-name="T34">CUIDADO VENENO.</text:span></text:p>
      <text:p text:style-name="P26">- Tranque o local, evitando o acesso de pessoas não autorizadas, principalmente crianças.</text:p>
      <text:p text:style-name="P26">- Deve haver sempre embalagens adequadas disponíveis, para envolver embalagens rompidas ou para o recolhimento de produtos vazados.</text:p>
      <text:p text:style-name="P26">- Em caso de armazéns, deverão ser seguidas as instruções constantes da NBR 9843 da Associação Brasileira de Normas Técnicas - ABNT</text:p>
      <text:p text:style-name="P26">- Observe as disposições constantes da legislação estadual e municipal.</text:p>
      <text:p text:style-name="P70"/>
      <text:p text:style-name="P59"><text:span text:style-name="T34">EM CASO DE ACIDENTES</text:span><text:span text:style-name="T27">:</text:span></text:p>
      <text:p text:style-name="P58">- Isole e sinalize a área contaminada.</text:p>
      <text:p text:style-name="P59"><text:span text:style-name="T27">- Contate as autoridades locais competentes e a Empresa </text:span><text:span text:style-name="T34">ALTA – AMÉRICA LATINA TECNOLOGIA AGRÍCOLA </text:span><text:span text:style-name="T27">- telefone de Emergência: (0xx41) 3071-9100</text:span></text:p>
      <text:p text:style-name="P58">- Utilize equipamento de proteção individual - EPI (macacão impermeável, luvas e botas de borracha, óculos protetores e máscara com filtros).</text:p>
      <text:p text:style-name="P58"><text:bookmark-start text:name="bkmAciSolido"/>- Em caso de derrame, estanque o escoamento, não permitindo que o produto entre em bueiros, drenos ou corpos d’água. Siga as instruções abaixo:</text:p>
      <text:p text:style-name="P58"/>
      <text:list xml:id="list200651963047840075" text:style-name="WWNum18">
        <text:list-item>
          <text:p text:style-name="P141"><text:span text:style-name="T34">Piso pavimentado: </text:span><text:span text:style-name="T27">absorva o produto com serragem ou areia, 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</text:list>
      <text:p text:style-name="P58"><text:bookmark-end text:name="bkmAciSolido"/><text:bookmark-start text:name="bkmAciLiquido"/>- Em caso de derrame, estanque o escoamento, não permitindo que o produto entre em bueiros, drenos ou corpos d’água. Siga as instruções abaixo:</text:p>
      <text:p text:style-name="P58"/>
      <text:list xml:id="list5706599580885" text:continue-numbering="true" text:style-name="WWNum18">
        <text:list-item>
          <text:p text:style-name="P141"><text:span text:style-name="T34">Piso pavimentado: </text:span><text:span text:style-name="T27">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  <text:list-item>
          <text:p text:style-name="P141"><text:bookmark-end text:name="bkmAciLiquido"/><text:span text:style-name="T34">Solo: </text:span><text:span text:style-name="T27">retire as camadas de terra contaminada até atingir o solo não contaminado, recolha esse material e coloque em um recipiente lacrado e devidamente identificado. Contate a empresa registrante conforme indicado acima.</text:span></text:p>
        </text:list-item>
        <text:list-item>
          <text:p text:style-name="P141"><text:span text:style-name="T34">Corpos d'água: </text:span><text:span text:style-name="T27">interrompa imediatamente a captação para o consumo humano ou animal, contate o órgão ambiental mais próximo e o centro de emergência da empresa, visto que as medidas a serem adotadas dependem das proporções do acidente, das características do corpo hídrico em questão e da quantidade do produto envolvido.</text:span></text:p>
        </text:list-item>
      </text:list>
      <text:p text:style-name="P59"><text:soft-page-break/><text:span text:style-name="T27">Em caso de incêndio, use extintores de ÁGUA EM FORMA DE NEBLINA, de CO</text:span><text:span text:style-name="T50">2</text:span><text:span text:style-name="T27">, ou PÓ QUÍMICO, ficando a favor do vento para evitar intoxicação. </text:span></text:p>
      <text:p text:style-name="P21"/>
      <text:p text:style-name="P34">PROCEDIMENTO DE LAVAGEM, ARMAZENAMENTO, DEVOLUÇÃO, TRANSPORTE E DESTINAÇÃO DE EMBALAGENS VAZIAS E RESTOS DE PRODUTOS IMPRÓPRIOS PARA UTILIZAÇÃO OU EM DESUSO:</text:p>
      <text:p text:style-name="P34"/>
      <text:p text:style-name="P73">EMBALAGEM RÍGIDA LAVÁVEL</text:p>
      <text:p text:style-name="P73"/>
      <text:p text:style-name="P76">LAVAGEM DA EMBALAGEM</text:p>
      <text:p text:style-name="P75">Durante o procedimento de lavagem o operador deverá estar utilizando os mesmos EPI´s – Equipamentos de Proteção Individual - recomendados para o preparo da calda do produto.</text:p>
      <text:list xml:id="list5293195259007199988" text:style-name="WWNum17">
        <text:list-item>
          <text:p text:style-name="P146">Tríplice Lavagem (Lavagem Manual):</text:p>
        </text:list-item>
      </text:list>
      <text:p text:style-name="P104">Esta embalagem deverá ser submetida ao processo de Tríplice Lavagem, imediatamente após o seu esvaziamento, adotando-se os seguintes procedimentos:</text:p>
      <text:p text:style-name="P105">- Esvazie completamente o conteúdo da embalagem no tanque do pulverizador, mantendo-a na posição vertical durante 30 segundos;</text:p>
      <text:p text:style-name="P105">- Adicione água limpa à embalagem até ¼ do seu volume;</text:p>
      <text:p text:style-name="P105">- Tampe bem a embalagem e agite-a, por 30 segundos;</text:p>
      <text:p text:style-name="P105">- Despeje a água de lavagem no tanque pulverizador;</text:p>
      <text:p text:style-name="P105">- Faça esta operação três vezes;</text:p>
      <text:p text:style-name="P105">- Inutilize a embalagem plástica ou metálica perfurando o fundo.</text:p>
      <text:list xml:id="list5707510177790" text:continue-numbering="true" text:style-name="WWNum17">
        <text:list-item>
          <text:p text:style-name="P146">Lavagem sob Pressão:</text:p>
        </text:list-item>
      </text:list>
      <text:p text:style-name="P74">Ao utilizar pulverizadores dotados de equipamentos de lavagem sob pressão seguir os procedimentos:</text:p>
      <text:p text:style-name="P23">- Encaixe a embalagem vazia no local apropriado do funil instalado no pulverizador;</text:p>
      <text:p text:style-name="P23">- Acione o mecanismo para liberar o jato de água;</text:p>
      <text:p text:style-name="P23">- Direcione o jato de água para todas as paredes internas da embalagem, por 30 segundos;</text:p>
      <text:p text:style-name="P23">- A água de lavagem dever ser transferida para o tanque do pulverizador;</text:p>
      <text:p text:style-name="P23">- Inutilize a embalagem plástica ou metálica, perfurando o fundo.</text:p>
      <text:p text:style-name="P74">Ao utilizar equipamento independente para a lavagem sob pressão, adotar os seguintes procedimentos:</text:p>
      <text:p text:style-name="P23">- Imediatamente após o esvaziamento do conteúdo original da embalagem, mantê-la invertida sobre a boca do tanque de pulverização, em posição vertical, durante 30 segundos;</text:p>
      <text:p text:style-name="P23">- Manter a embalagem nessa posição, introduzir a ponta do equipamento de lavagem sob pressão, direcionando o jato de água para todas as paredes internas da embalagem, por 30 segundos;</text:p>
      <text:p text:style-name="P23">- Toda a água de lavagem é dirigida diretamente para o tanque do pulverizador;</text:p>
      <text:p text:style-name="P23">- Inutilize a embalagem plástica ou metálica, perfurando o fundo.</text:p>
      <text:p text:style-name="P23"/>
      <text:p text:style-name="P76">ARMAZENAMENTO DA EMBALAGEM VAZIA</text:p>
      <text:p text:style-name="P75">Após a realização da Tríplice Lavagem ou Lavagem sob Pressão, esta embalagem deve ser armazenada com a tampa, em caixa coletiva, quando existente, separadamente das embalagens não lavadas.</text:p>
      <text:p text:style-name="P75">O armazenamento das embalagens vazias, até sua devolução pelo usuário, deve ser efetuado em local aberto, ventilado, ao abrigo de chuva e com piso impermeável, ou no próprio local onde são guardadas as embalagens cheias.</text:p>
      <text:p text:style-name="P75"/>
      <text:p text:style-name="P76">DEVOLUÇÃO DA EMBALAGEM VAZIA</text:p>
      <text:p text:style-name="P75">No prazo de até um ano da data da compra, é obrigatória a devolução da embalagem vazia, com tampa, pelo usuário, ao estabelecimento onde foi adquirido o produto ou no local indicado na nota fiscal, emitida no ato da compra.</text:p>
      <text:p text:style-name="P75"><text:soft-page-break/>Caso o produto não tenha sido totalmente utilizado nesse prazo, e ainda esteja dentro de seu prazo de validade, será facultada a devolução da embalagem em até 6 meses após o término do prazo de validade.</text:p>
      <text:p text:style-name="P75">O usuário deve guardar o comprovante de devolução para efeito de fiscalização, pelo prazo mínimo de um ano após a devolução da embalagem vazia.</text:p>
      <text:p text:style-name="P75"/>
      <text:p text:style-name="P75"/>
      <text:p text:style-name="P75"/>
      <text:p text:style-name="P76">TRANSPORTE</text:p>
      <text:p text:style-name="P75">As embalagens vazias não podem ser transportadas junto com alimentos, bebidas, medicamentos, rações, animais e pessoas.</text:p>
      <text:p text:style-name="P75"/>
      <text:p text:style-name="P73">EMBALAGEM RÍGIDA NÃO LAVÁVEL </text:p>
      <text:p text:style-name="P73"/>
      <text:p text:style-name="P76">ESTA EMBALAGEM NÃO PODE SER LAVADA</text:p>
      <text:p text:style-name="P76"/>
      <text:p text:style-name="P76">ARMAZENAMENTO DA EMBALAGEM VAZIA</text:p>
      <text:p text:style-name="P75">O armazenamento da embalagem vazia, até sua devolução pelo usuário, deve ser efetuado em local coberto, ventilado, ao abrigo de chuva e com piso impermeável, no próprio local onde são guardadas as embalagens cheias.</text:p>
      <text:p text:style-name="P75">Use luvas no manuseio dessa embalagem.</text:p>
      <text:p text:style-name="P75">Essa embalagem deve ser armazenada com sua tampa, em caixa coletiva, quando existente, separadamente das embalagens lavadas.</text:p>
      <text:p text:style-name="P75"/>
      <text:p text:style-name="P76">DEVOLUÇÃO DA EMBALAGEM VAZIA</text:p>
      <text:p text:style-name="P75">No prazo de até um ano da data da compra, é obrigatória a devolução da embalagem vazia, com tampa, pelo usuário, ao estabelecimento onde foi adquirido o produto ou no local indicado na nota fiscal, emitida no ato da compra.</text:p>
      <text:p text:style-name="P75">Caso o produto não tenha sido totalmente utilizado nesse prazo, e ainda esteja dentro de seu prazo de validade, será facultada a devolução da embalagem em até 6 meses após o término do prazo de validade.</text:p>
      <text:p text:style-name="P75">O usuário deve guardar o comprovante de devolução para efeito de fiscalização, pelo prazo mínimo de um ano após a devolução da embalagem vazia.</text:p>
      <text:p text:style-name="P75"/>
      <text:p text:style-name="P76">TRANSPORTE</text:p>
      <text:p text:style-name="P75">As embalagens vazias não podem ser transportadas junto com alimentos, bebidas, medicamentos, rações, animais e pessoas.</text:p>
      <text:p text:style-name="P75"/>
      <text:p text:style-name="P78">EMBALAGEM FLEXÍVEL</text:p>
      <text:p text:style-name="P79"> </text:p>
      <text:p text:style-name="P79">ESTA EMBALAGEM NÃO PODE SER LAVADA</text:p>
      <text:p text:style-name="P79"> ARMAZENAMENTO</text:p>
      <text:p text:style-name="P77"><text:span text:style-name="T32">             </text:span><text:span text:style-name="T24">O armazenamento da embalagem vazia, até a sua devolução pelo usuário, deve ser efetuado em local coberto, ventilado, ao abrigo de chuva e com piso impermeável, no próprio local onde guardadas as embalagens cheias.</text:span></text:p>
      <text:p text:style-name="P80"><text:soft-page-break/>            Use luvas no manuseio dessa embalagem</text:p>
      <text:p text:style-name="P80">            Essa embalagem vazia deve ser armazenada separadamente das lavadas, em saco plástico transparente (Embalagens Padronizadas – modelo ABNT), devidamente identificado e com lacre, o qual deverá ser adquirido nos Canais de Distribuição.</text:p>
      <text:p text:style-name="P77"><text:span text:style-name="T24"> </text:span><text:span text:style-name="T32">DEVOLUÇÃO DA EMBALAGEM VAZIA</text:span></text:p>
      <text:p text:style-name="P77"><text:span text:style-name="T32"> </text:span><text:span text:style-name="T24">            No prazo de até um ano da data de compra, é obrigatória a devolução da embalagem vazia, pelo usuário do estabelecimento onde foi adquirido o produto ou no local indicado na nota fiscal, emitida no ato da compra.</text:span></text:p>
      <text:p text:style-name="P80">            Caso o produto não tenha sido totalmente utilizado nesse prazo, e ainda esteja dentro de seu prazo de validade, será facultada a devolução da embalagem em até 6 meses após o término do prazo de validade.</text:p>
      <text:p text:style-name="P80">            O usuário deve guardar o comprovante de devolução para efeito de fiscalização, pelo prazo mínimo de um ano após a devolução da embalagem vazia.</text:p>
      <text:p text:style-name="P77"><text:span text:style-name="T24"> </text:span><text:span text:style-name="T32">TRANSPORTE</text:span></text:p>
      <text:p text:style-name="P80"> </text:p>
      <text:p text:style-name="P81">            As embalagens vazias não podem ser transportadas junto com alimentos, bebidas, medicamentos, rações, animais e pessoas. Devem ser transportadas em saco plástico transparente (Embalagens Padronizadas – modelo ABNT), devidamente identificado e com lacre, o qual deverá ser adquirido nos Canais de Distribuição.</text:p>
      <text:p text:style-name="P73"/>
      <text:p text:style-name="P73">EMBALAGEM SECUNDÁRIA (NÃO CONTAMINADA)</text:p>
      <text:p text:style-name="P76"/>
      <text:p text:style-name="P76">ESTA EMBALAGEM NÃO PODE SER LAVADA</text:p>
      <text:p text:style-name="P76"/>
      <text:p text:style-name="P76">ARMAZENAMENTO DA EMBALAGEM VAZIA</text:p>
      <text:p text:style-name="P75">O armazenamento da embalagem vazia, até sua devolução pelo usuário, deve ser efetuado em local coberto, ventilado, ao abrigo de chuva e com piso impermeável, no próprio local onde são guardadas as embalagens cheias.</text:p>
      <text:p text:style-name="P75"/>
      <text:p text:style-name="P76">DEVOLUÇÃO DA EMBALAGEM VAZIA</text:p>
      <text:p text:style-name="P75">É obrigatória a devolução da embalagem vazia, pelo usuário, onde foi adquirido o produto ou no local indicado na nota fiscal, emitida pelo estabelecimento comercial.</text:p>
      <text:p text:style-name="P75"/>
      <text:p text:style-name="P76">TRANSPORTE</text:p>
      <text:p text:style-name="P75">As embalagens vazias não podem ser transportadas junto com alimentos, bebidas, medicamentos, rações, animais e pessoas.</text:p>
      <text:p text:style-name="P76"/>
      <text:p text:style-name="P72"><text:bookmark-start text:name="Bookmark3"/><text:span text:style-name="T36">EMBALAGENS - SACARIAS</text:span><text:span text:style-name="T33"> (utilizadas para acondicionar sementes tratadas com </text:span><text:span text:style-name="T15"><text:placeholder text:placeholder-type="text">&lt;o.formulated_product_id.name&gt;</text:placeholder></text:span><text:span text:style-name="T1">)</text:span></text:p>
      <text:p text:style-name="P76"/>
      <text:p text:style-name="P76">AS EMBALAGENS SACARIAS NÃO PODEM SER UTILIZADAS PARA OUTROS FINS.</text:p>
      <text:p text:style-name="P76"/>
      <text:p text:style-name="P76">AS EMBALAGEN SACARIAS NÃO PODEM SER LAVADAS.</text:p>
      <text:p text:style-name="P76"/>
      <text:p text:style-name="P76">ARMAZENAMENTO DAS EMBALAGENS VAZIAS:</text:p>
      <text:p text:style-name="P72"><text:soft-page-break/><text:span text:style-name="T26">O armazenamento das embalagens </text:span><text:span text:style-name="T33">- SACARIAS - </text:span><text:span text:style-name="T26">vazias, até a sua devolução pelo usuário, deve ser efetuado em local coberto, ventilado, ao abrigo de chuva e com piso impermeável, no próprio local onde são guardadas as embalagens cheias.</text:span></text:p>
      <text:p text:style-name="P72"><text:span text:style-name="T26">Use luvas no manuseio das </text:span><text:span text:style-name="T33">SACARIAS.</text:span></text:p>
      <text:p text:style-name="P72"><text:span text:style-name="T26">As embalagens </text:span><text:span text:style-name="T33">- SACARIAS - </text:span><text:span text:style-name="T26">vazias devem ser armazenadas separadamente, em saco plástico transparente (Embalagens padronizadas – modelo ABNT), devidamente identificado e com lacre, o qual deverá ser adquirido nos Canais de Distribuição.</text:span></text:p>
      <text:p text:style-name="P75"/>
      <text:p text:style-name="P76">DEVOLUÇÃO DAS EMBALAGENS – SACARIAS VAZIAS</text:p>
      <text:p text:style-name="P72"><text:span text:style-name="T26">Devem ser devolvidas, em conjunto, com a embalgem do agrotóxico </text:span><text:span text:style-name="T15"><text:placeholder text:placeholder-type="text">&lt;o.formulated_product_id.name&gt;</text:placeholder></text:span><text:span text:style-name="T15"> </text:span><text:span text:style-name="T26">ou no local onde foram adquiridas as sementes tratadas.</text:span></text:p>
      <text:p text:style-name="P72"><text:span text:style-name="T26">Terceiros que efetuarem o manuseio do agrotóxico, devem descrever nas sacarias que as sementes foram tratadas com o agrotóxico </text:span><text:span text:style-name="T15"><text:placeholder text:placeholder-type="text">&lt;o.formulated_product_id.name&gt;</text:placeholder></text:span><text:span text:style-name="T15"> </text:span><text:span text:style-name="T26">e informar que as mesmas devem ser devolvidas no local em que foram tratadas ou adquiridas.</text:span></text:p>
      <text:p text:style-name="P75"/>
      <text:p text:style-name="P76"><text:bookmark-end text:name="Bookmark3"/></text:p>
      <text:p text:style-name="P76">DESTINAÇÃO FINAL DAS EMBALAGENS VAZIAS</text:p>
      <text:p text:style-name="P75">A destinação final das embalagens vazias, após a devolução pelos usuários, somente poderá ser realizada pela Empresa Registrante ou por empresas legalmente autorizadas pelos órgãos competentes.</text:p>
      <text:p text:style-name="P75"/>
      <text:p text:style-name="P76">É PROIBIDO AO USUÁRIO A REUTILIZAÇÃO E A RECICLAGEM DESTA EMBALAGEM VAZIA OU FRACIONAMENTO E REEBALAGEM DESTE PRODUTO.</text:p>
      <text:p text:style-name="P76"/>
      <text:p text:style-name="P76">EFEITOS SOBRE O MEIO AMBIENTE DECORRENTES DA DESTINAÇÃO INADEQUADA DA EMBALAGEM VAZIA E RESTOS DE PRODUTOS</text:p>
      <text:p text:style-name="P72"><text:span text:style-name="T26">A destinação inadequada das embalagens vazias</text:span><text:bookmark-start text:name="bkmDestSacarias"/><text:span text:style-name="T26">, sacarias</text:span><text:bookmark-end text:name="bkmDestSacarias"/><text:span text:style-name="T26"> e restos de produtos no meio ambiente causa contaminação do solo, da água e do ar, prejudicando a fauna, a flora e a saúde das pessoas.</text:span></text:p>
      <text:p text:style-name="P76"/>
      <text:p text:style-name="P76">PRODUTOS IMPRÓPRIOS PARA UTILIZAÇÃO OU EM DESUSO</text:p>
      <text:p text:style-name="P75">Caso este produto venha a se tornar impróprio para utilização ou em desuso, consulte o registrante através do telefone indicado no rótulo para sua devolução e destinação final.</text:p>
      <text:p text:style-name="P75">A desativação do produto é feita através de incineração em fornos destinados para este tipo de operação, equipados com câmaras de lavagem de gases efluentes e aprovados por órgãos ambientais competentes.</text:p>
      <text:p text:style-name="P75"/>
      <text:p text:style-name="P76">TRANSPORTE DE AGROTÓXICOS, COMPONENTES E AFINS</text:p>
      <text:p text:style-name="P23">O transporte está sujeito às regras e aos procedimentos estabelecidos na legislação específica, que inclui o acompanhamento da ficha de emergência do produto, bem como determina que os agrotóxicos não podem ser transportados junto de pessoas, animais, rações, medicamentos ou outros materiais.</text:p>
      <text:p text:style-name="P21"/>
      <text:p text:style-name="P21"><text:bookmark-end text:name="Bookmark4"/></text:p>
      <text:p text:style-name="P34">RESTRIÇÕES ESTABELECIDAS POR ÓRGÃO COMPETENTE DO ESTADO, DISTRITO FEDERAL OU MUNICIPAL</text:p>
      <text:p text:style-name="P21">De acordo com as recomendações aprovadas pelos órgãos responsáveis.</text:p>
      <text:p text:style-name="P21"/>
      <text:p text:style-name="P21"/>
      <text:p text:style-name="P21"><text:soft-page-break/></text:p>
      <text:p text:style-name="P21"/>
      <text:p text:style-name="P21"/>
      <text:p text:style-name="P123"><text:span text:style-name="T25">Curitiba, </text:span><text:span text:style-name="T56"><text:date style:data-style-name="N76" text:date-value="2013-09-30T15:44:10.000000256" text:fixed="true">30 de setembro de 2013</text:date></text:span></text:p>
      <text:p text:style-name="P21"/>
      <text:p text:style-name="P21"/>
      <text:p text:style-name="P21"/>
      <text:p text:style-name="P21"/>
      <text:p text:style-name="P48"/>
      <text:p text:style-name="P35">ALTA – América Latina Tecnologia Agrícola</text:p>
      <text:p text:style-name="P42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<text:p text:style-name="P35">Responsável Técnico e Representante Leg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Helvetica, Verdana, Arial, sans-serif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ect" draw:dots1="1" draw:dots1-length="0.035cm" draw:distance="0.035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orphans="0" fo:widows="0"/>
      <style:text-properties fo:font-size="11pt" style:font-size-asian="11pt" style:language-asian="pt" style:country-asian="BR"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center" style:justify-single-word="false" fo:keep-with-next="always"/>
      <style:text-properties fo:color="#008000"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fo:font-size="11pt" fo:font-weight="bold" style:font-size-asian="11pt" style:font-weight-asian="bold" style:font-weight-complex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 style:contextual-spacing="false"/>
      <style:text-properties style:font-name="Cambria" fo:font-size="11pt" style:font-size-asian="11pt" style:font-size-complex="11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 fo:padding-left="0.141cm" fo:padding-right="0.141cm" fo:padding-top="0.035cm" fo:padding-bottom="0.035cm" fo:border="0.51pt solid #00000a"/>
      <style:text-properties style:font-name="SwitzerlandNarrow" fo:font-size="10pt" fo:font-weight="bold" style:font-size-asian="10pt" style:language-asian="pt" style:country-asian="BR" style:font-weight-asian="bold" style:font-size-complex="10pt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font-size="7pt" fo:font-weight="bold" style:font-size-asian="7pt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margin-top="0cm" fo:margin-bottom="0cm" style:contextual-spacing="false" fo:text-align="justify" style:justify-single-word="false" fo:orphans="0" fo:widows="0" fo:text-indent="0cm" style:auto-text-indent="false"/>
      <style:text-properties fo:font-size="11pt" style:font-size-asian="11pt" style:language-asian="pt" style:country-asian="BR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cm" fo:margin-right="0cm" fo:margin-top="0cm" fo:margin-bottom="0cm" style:contextual-spacing="false" fo:text-align="justify" style:justify-single-word="false" fo:text-indent="1.27cm" style:auto-text-indent="false"/>
      <style:text-properties style:font-name="Arial1" style:language-asian="pt" style:country-asian="BR" style:font-name-complex="Arial2" style:font-size-complex="10pt"/>
    </style:style>
    <style:style style:name="PADRAO" style:family="paragraph" style:parent-style-name="Standard" style:default-outline-level="">
      <style:paragraph-properties fo:text-align="justify" style:justify-single-word="false"/>
      <style:text-properties style:language-asian="pt" style:country-asian="BR" style:font-size-complex="10pt"/>
    </style:style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  <style:text-properties style:font-name="Calibri" fo:font-size="11pt" style:font-name-asian="Calibri1" style:font-size-asian="11pt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language-asian="pt" style:country-asian="BR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Arial1" fo:font-size="18pt" fo:language="fr" fo:country="CA" fo:font-weight="bold" style:font-size-asian="18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font-size="12pt" style:font-size-asian="12pt" style:language-asian="en" style:country-asian="US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9_20_Char" style:display-name="Heading 9 Char" style:family="text" style:parent-style-name="Default_20_Paragraph_20_Font">
      <style:text-properties style:font-name="Cambria" fo:font-size="11pt" fo:language="en" fo:country="US" style:font-name-asian="Times New Roman1" style:font-size-asian="11pt" style:language-asian="en" style:country-asian="US" style:font-name-complex="Times New Roman1" style:font-size-complex="11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fo:language="en" fo:country="US" style:font-size-asian="8pt" style:language-asian="en" style:country-asian="US" style:font-name-complex="Tahoma1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Heading_20_1_20_Char" style:display-name="Heading 1 Char" style:family="text" style:parent-style-name="Default_20_Paragraph_20_Font">
      <style:text-properties fo:color="#008000" fo:font-size="12pt" fo:font-weight="bold" style:font-size-asian="12pt" style:language-asian="en" style:country-asian="US" style:font-weight-asian="bold" style:font-size-complex="12pt" style:font-weight-complex="bold"/>
    </style:style>
    <style:style style:name="Body_20_Text_20_3_20_Char" style:display-name="Body Text 3 Char" style:family="text" style:parent-style-name="Default_20_Paragraph_20_Font">
      <style:text-properties style:font-name="SwitzerlandNarrow" fo:font-weight="bold" style:font-weight-asian="bold"/>
    </style:style>
    <style:style style:name="Header_20_Char" style:display-name="Header Char" style:family="text" style:parent-style-name="Default_20_Paragraph_20_Font">
      <style:text-properties fo:font-size="12pt" style:font-size-asian="12pt" style:language-asian="en" style:country-asian="US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Arial1" fo:font-size="12pt" fo:language="fr" fo:country="CA" fo:font-weight="bold" style:font-size-asian="12pt" style:font-weight-asian="bold" style:font-name-complex="Arial2" style:font-weight-complex="bold"/>
    </style:style>
    <style:style style:name="apple-style-span" style:family="text" style:parent-style-name="Default_20_Paragraph_20_Font"/>
    <style:style style:name="A0" style:family="text">
      <style:text-properties fo:color="#000000" fo:font-size="8pt" style:font-size-asian="8pt" style:font-name-complex="Helvetica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ff"/>
    </style:style>
    <style:style style:name="ListLabel_20_4" style:display-name="ListLabel 4" style:family="text">
      <style:text-properties style:font-name-asian="Times New Roman1"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" style:num-suffix="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MP2" style:family="paragraph" style:parent-style-name="Footer">
      <style:paragraph-properties fo:padding="0cm" fo:border="none"/>
    </style:style>
    <style:style style:name="MT1" style:family="text">
      <style:text-properties style:font-name="Arial1" fo:font-size="8pt" style:font-size-asian="8pt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3.505cm" fo:margin-bottom="1cm" fo:margin-left="1.9cm" fo:margin-right="1.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>
        <style:header-footer-properties fo:min-height="1.54cm" fo:margin-left="0cm" fo:margin-right="0cm" fo:margin-top="1.43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HeaderNome"/><text:placeholder text:placeholder-type="text">&lt;o.formulated_product_id.name&gt;</text:placeholder><text:bookmark-end text:name="bkmHeaderNome"/></text:p>
      </style:header>
      <style:footer>
        <text:p text:style-name="MP2"><text:span text:style-name="page_20_number"><text:span text:style-name="MT1"/></text:span></text:p>
        <text:p text:style-name="Footer"/>
      </style:footer>
      <style:footer-left style:display="false">
        <text:p text:style-name="MP2"><text:span text:style-name="page_20_number"><text:span text:style-name="MT1"/></text:span>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ULA</dc:title>
    <meta:editing-cycles>149</meta:editing-cycles>
    <meta:print-date>2010-01-08T11:54:00</meta:print-date>
    <meta:creation-date>2013-07-01T18:40:27</meta:creation-date>
    <dc:date>2013-10-29T00:57:06.109337586</dc:date>
    <meta:editing-duration>PT59M56S</meta:editing-duration>
    <meta:generator>LibreOffice/4.1.2.3$Linux_X86_64 LibreOffice_project/410m0$Build-3</meta:generator>
    <dc:creator>Juan Scarafía</dc:creator>
    <meta:document-statistic meta:table-count="6" meta:image-count="0" meta:object-count="1" meta:page-count="13" meta:paragraph-count="357" meta:word-count="3823" meta:character-count="26690" meta:non-whitespace-character-count="23034"/>
    <meta:user-defined meta:name="AppVersion">12.0000</meta:user-defined>
    <meta:user-defined meta:name="Company">Milenia Agro 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ula.dotx" xlink:href=""/>
  </office:meta>
</office:document-meta>
</file>